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3.411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61cm"/>
    </style:style>
    <style:style style:name="co13" style:family="table-column">
      <style:table-column-properties fo:break-before="auto" style:column-width="1.5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ficos" table:style-name="ta1">
        <table:shapes>
          <draw:frame draw:z-index="0" draw:style-name="gr1" draw:text-style-name="P1" svg:width="15.983cm" svg:height="9.004cm" svg:x="0.001cm" svg:y="0cm">
            <draw:object draw:notify-on-update-of-ranges="juncao_2_wordpress.E29:juncao_2_wordpress.E31 juncao_2_wordpress.F28:juncao_2_wordpress.F28 juncao_2_wordpress.F29:juncao_2_wordpress.F31 juncao_2_wordpress.G28:juncao_2_wordpress.G28 juncao_2_wordpress.G29:juncao_2_wordpress.G31 juncao_2_wordpress.H28:juncao_2_wordpress.H28 juncao_2_wordpress.H29:juncao_2_wordpress.H31 juncao_2_wordpress.I28:juncao_2_wordpress.I28 juncao_2_wordpress.I29:juncao_2_wordpress.I31 juncao_2_wordpress.J28:juncao_2_wordpress.J28 juncao_2_wordpress.J29:juncao_2_wordpress.J31 juncao_2_wordpress.K28:juncao_2_wordpress.K28 juncao_2_wordpress.K29:juncao_2_wordpress.K31 juncao_2_wordpress.L28:juncao_2_wordpress.L28 juncao_2_wordpress.L29:juncao_2_wordpress.L31 juncao_2_wordpress.M28:juncao_2_wordpress.M28 juncao_2_wordpress.M29:juncao_2_wordpress.M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84cm" svg:height="9.004cm" svg:x="15.997cm" svg:y="0cm">
            <draw:object draw:notify-on-update-of-ranges="juncao_2_wordpress.E35:juncao_2_wordpress.E37 juncao_2_wordpress.F34:juncao_2_wordpress.F34 juncao_2_wordpress.F35:juncao_2_wordpress.F37 juncao_2_wordpress.G34:juncao_2_wordpress.G34 juncao_2_wordpress.G35:juncao_2_wordpress.G37 juncao_2_wordpress.H34:juncao_2_wordpress.H34 juncao_2_wordpress.H35:juncao_2_wordpress.H37 juncao_2_wordpress.I34:juncao_2_wordpress.I34 juncao_2_wordpress.I35:juncao_2_wordpress.I37 juncao_2_wordpress.J34:juncao_2_wordpress.J34 juncao_2_wordpress.J35:juncao_2_wordpress.J37 juncao_2_wordpress.K34:juncao_2_wordpress.K34 juncao_2_wordpress.K35:juncao_2_wordpress.K37 juncao_2_wordpress.L34:juncao_2_wordpress.L34 juncao_2_wordpress.L35:juncao_2_wordpress.L37 juncao_2_wordpress.M34:juncao_2_wordpress.M34 juncao_2_wordpress.M35:juncao_2_wordpress.M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.983cm" svg:height="9.004cm" svg:x="31.885cm" svg:y="0.053cm">
            <draw:object draw:notify-on-update-of-ranges="juncao_2_wordpress.E41:juncao_2_wordpress.E43 juncao_2_wordpress.F40:juncao_2_wordpress.F40 juncao_2_wordpress.F41:juncao_2_wordpress.F43 juncao_2_wordpress.G40:juncao_2_wordpress.G40 juncao_2_wordpress.G41:juncao_2_wordpress.G43 juncao_2_wordpress.H40:juncao_2_wordpress.H40 juncao_2_wordpress.H41:juncao_2_wordpress.H43 juncao_2_wordpress.I40:juncao_2_wordpress.I40 juncao_2_wordpress.I41:juncao_2_wordpress.I43 juncao_2_wordpress.J40:juncao_2_wordpress.J40 juncao_2_wordpress.J41:juncao_2_wordpress.J43 juncao_2_wordpress.K40:juncao_2_wordpress.K40 juncao_2_wordpress.K41:juncao_2_wordpress.K43 juncao_2_wordpress.L40:juncao_2_wordpress.L40 juncao_2_wordpress.L41:juncao_2_wordpress.L43 juncao_2_wordpress.M40:juncao_2_wordpress.M40 juncao_2_wordpress.M41:juncao_2_wordpress.M4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.983cm" svg:height="9.005cm" svg:x="47.854cm" svg:y="0.134cm">
            <draw:object draw:notify-on-update-of-ranges="juncao_2_wordpress.E48:juncao_2_wordpress.E50 juncao_2_wordpress.F47:juncao_2_wordpress.F47 juncao_2_wordpress.F48:juncao_2_wordpress.F50 juncao_2_wordpress.G47:juncao_2_wordpress.G47 juncao_2_wordpress.G48:juncao_2_wordpress.G50 juncao_2_wordpress.H47:juncao_2_wordpress.H47 juncao_2_wordpress.H48:juncao_2_wordpress.H50 juncao_2_wordpress.I47:juncao_2_wordpress.I47 juncao_2_wordpress.I48:juncao_2_wordpress.I50 juncao_2_wordpress.J47:juncao_2_wordpress.J47 juncao_2_wordpress.J48:juncao_2_wordpress.J50 juncao_2_wordpress.K47:juncao_2_wordpress.K47 juncao_2_wordpress.K48:juncao_2_wordpress.K50 juncao_2_wordpress.L47:juncao_2_wordpress.L47 juncao_2_wordpress.L48:juncao_2_wordpress.L50 juncao_2_wordpress.M47:juncao_2_wordpress.M47 juncao_2_wordpress.M48:juncao_2_wordpress.M5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juncao_2_wordpress" table:style-name="ta1">
        <table:shapes>
          <draw:frame draw:z-index="0" draw:style-name="gr1" draw:text-style-name="P1" svg:width="15.983cm" svg:height="9.004cm" svg:x="45.764cm" svg:y="4.409cm">
            <draw:object draw:notify-on-update-of-ranges="juncao_2_wordpress.E28:juncao_2_wordpress.E28 juncao_2_wordpress.E29:juncao_2_wordpress.E31 juncao_2_wordpress.F28:juncao_2_wordpress.F28 juncao_2_wordpress.F29:juncao_2_wordpress.F31 juncao_2_wordpress.G28:juncao_2_wordpress.G28 juncao_2_wordpress.G29:juncao_2_wordpress.G31 juncao_2_wordpress.H28:juncao_2_wordpress.H28 juncao_2_wordpress.H29:juncao_2_wordpress.H31 juncao_2_wordpress.I28:juncao_2_wordpress.I28 juncao_2_wordpress.I29:juncao_2_wordpress.I31 juncao_2_wordpress.J28:juncao_2_wordpress.J28 juncao_2_wordpress.J29:juncao_2_wordpress.J31 juncao_2_wordpress.K28:juncao_2_wordpress.K28 juncao_2_wordpress.K29:juncao_2_wordpress.K31 juncao_2_wordpress.L28:juncao_2_wordpress.L28 juncao_2_wordpress.L29:juncao_2_wordpress.L31 juncao_2_wordpress.M28:juncao_2_wordpress.M28 juncao_2_wordpress.M29:juncao_2_wordpress.M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4cm" svg:height="9.004cm" svg:x="45.326cm" svg:y="14.503cm">
            <draw:object draw:notify-on-update-of-ranges="juncao_2_wordpress.E34:juncao_2_wordpress.E34 juncao_2_wordpress.E35:juncao_2_wordpress.E37 juncao_2_wordpress.F34:juncao_2_wordpress.F34 juncao_2_wordpress.F35:juncao_2_wordpress.F37 juncao_2_wordpress.G34:juncao_2_wordpress.G34 juncao_2_wordpress.G35:juncao_2_wordpress.G37 juncao_2_wordpress.H34:juncao_2_wordpress.H34 juncao_2_wordpress.H35:juncao_2_wordpress.H37 juncao_2_wordpress.I34:juncao_2_wordpress.I34 juncao_2_wordpress.I35:juncao_2_wordpress.I37 juncao_2_wordpress.J34:juncao_2_wordpress.J34 juncao_2_wordpress.J35:juncao_2_wordpress.J37 juncao_2_wordpress.K34:juncao_2_wordpress.K34 juncao_2_wordpress.K35:juncao_2_wordpress.K37 juncao_2_wordpress.L34:juncao_2_wordpress.L34 juncao_2_wordpress.L35:juncao_2_wordpress.L37 juncao_2_wordpress.M34:juncao_2_wordpress.M34 juncao_2_wordpress.M35:juncao_2_wordpress.M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3cm" svg:height="9.004cm" svg:x="44.807cm" svg:y="25.739cm">
            <draw:object draw:notify-on-update-of-ranges="juncao_2_wordpress.E40:juncao_2_wordpress.E40 juncao_2_wordpress.E41:juncao_2_wordpress.E43 juncao_2_wordpress.F40:juncao_2_wordpress.F40 juncao_2_wordpress.F41:juncao_2_wordpress.F43 juncao_2_wordpress.G40:juncao_2_wordpress.G40 juncao_2_wordpress.G41:juncao_2_wordpress.G43 juncao_2_wordpress.H40:juncao_2_wordpress.H40 juncao_2_wordpress.H41:juncao_2_wordpress.H43 juncao_2_wordpress.I40:juncao_2_wordpress.I40 juncao_2_wordpress.I41:juncao_2_wordpress.I43 juncao_2_wordpress.J40:juncao_2_wordpress.J40 juncao_2_wordpress.J41:juncao_2_wordpress.J43 juncao_2_wordpress.K40:juncao_2_wordpress.K40 juncao_2_wordpress.K41:juncao_2_wordpress.K43 juncao_2_wordpress.L40:juncao_2_wordpress.L40 juncao_2_wordpress.L41:juncao_2_wordpress.L43 juncao_2_wordpress.M40:juncao_2_wordpress.M40 juncao_2_wordpress.M41:juncao_2_wordpress.M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83cm" svg:height="9.005cm" svg:x="45.026cm" svg:y="35.778cm">
            <draw:object draw:notify-on-update-of-ranges="juncao_2_wordpress.E47:juncao_2_wordpress.E47 juncao_2_wordpress.E48:juncao_2_wordpress.E50 juncao_2_wordpress.F47:juncao_2_wordpress.F47 juncao_2_wordpress.F48:juncao_2_wordpress.F50 juncao_2_wordpress.G47:juncao_2_wordpress.G47 juncao_2_wordpress.G48:juncao_2_wordpress.G50 juncao_2_wordpress.H47:juncao_2_wordpress.H47 juncao_2_wordpress.H48:juncao_2_wordpress.H50 juncao_2_wordpress.I47:juncao_2_wordpress.I47 juncao_2_wordpress.I48:juncao_2_wordpress.I50 juncao_2_wordpress.J47:juncao_2_wordpress.J47 juncao_2_wordpress.J48:juncao_2_wordpress.J50 juncao_2_wordpress.K47:juncao_2_wordpress.K47 juncao_2_wordpress.K48:juncao_2_wordpress.K50 juncao_2_wordpress.L47:juncao_2_wordpress.L47 juncao_2_wordpress.L48:juncao_2_wordpress.L50 juncao_2_wordpress.M47:juncao_2_wordpress.M47 juncao_2_wordpress.M48:juncao_2_wordpress.M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1" office:value-type="string" calcext:value-type="string">
            <text:p>99,90%</text:p>
          </table:table-cell>
          <table:table-cell table:style-name="ce1" office:value-type="string" calcext:value-type="string">
            <text:p>99,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5.580129104361" calcext:value-type="float">
            <text:p>165,580129104361</text:p>
          </table:table-cell>
          <table:table-cell office:value-type="float" office:value="134.652484994149" calcext:value-type="float">
            <text:p>134,652484994149</text:p>
          </table:table-cell>
          <table:table-cell office:value-type="float" office:value="200.086465003551" calcext:value-type="float">
            <text:p>200,086465003551</text:p>
          </table:table-cell>
          <table:table-cell office:value-type="float" office:value="463903" calcext:value-type="float">
            <text:p>463903</text:p>
          </table:table-cell>
          <table:table-cell office:value-type="float" office:value="0.30269918994354" calcext:value-type="float">
            <text:p>0,30269918994354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12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67.884617051384" calcext:value-type="float">
            <text:p>167,884617051384</text:p>
          </table:table-cell>
          <table:table-cell office:value-type="float" office:value="114.583553004195" calcext:value-type="float">
            <text:p>114,583553004195</text:p>
          </table:table-cell>
          <table:table-cell office:value-type="float" office:value="474.677629012149" calcext:value-type="float">
            <text:p>474,677629012149</text:p>
          </table:table-cell>
          <table:table-cell office:value-type="float" office:value="470281" calcext:value-type="float">
            <text:p>470281</text:p>
          </table:table-cell>
          <table:table-cell office:value-type="float" office:value="1.22123466287566" calcext:value-type="float">
            <text:p>1,2212346628756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20" calcext:value-type="float">
            <text:p>220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table:number-columns-repeated="3"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34.786396249932" calcext:value-type="float">
            <text:p>134,786396249932</text:p>
          </table:table-cell>
          <table:table-cell office:value-type="float" office:value="87.6685190014541" calcext:value-type="float">
            <text:p>87,6685190014541</text:p>
          </table:table-cell>
          <table:table-cell office:value-type="float" office:value="438.486155995633" calcext:value-type="float">
            <text:p>438,486155995633</text:p>
          </table:table-cell>
          <table:table-cell office:value-type="float" office:value="60533" calcext:value-type="float">
            <text:p>60533</text:p>
          </table:table-cell>
          <table:table-cell office:value-type="float" office:value="0.709777410902094" calcext:value-type="float">
            <text:p>0,709777410902094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40.869029170135" calcext:value-type="float">
            <text:p>140,869029170135</text:p>
          </table:table-cell>
          <table:table-cell office:value-type="float" office:value="83.4085120004602" calcext:value-type="float">
            <text:p>83,4085120004602</text:p>
          </table:table-cell>
          <table:table-cell office:value-type="float" office:value="454.976820008596" calcext:value-type="float">
            <text:p>454,976820008596</text:p>
          </table:table-cell>
          <table:table-cell office:value-type="float" office:value="60464" calcext:value-type="float">
            <text:p>60464</text:p>
          </table:table-cell>
          <table:table-cell office:value-type="float" office:value="1.04379031015014" calcext:value-type="float">
            <text:p>1,04379031015014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430" calcext:value-type="float">
            <text:p>430</text:p>
          </table:table-cell>
          <table:table-cell table:number-columns-repeated="4"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51.900324207157" calcext:value-type="float">
            <text:p>151,900324207157</text:p>
          </table:table-cell>
          <table:table-cell office:value-type="float" office:value="83.4085120004602" calcext:value-type="float">
            <text:p>83,4085120004602</text:p>
          </table:table-cell>
          <table:table-cell office:value-type="float" office:value="474.677629012149" calcext:value-type="float">
            <text:p>474,677629012149</text:p>
          </table:table-cell>
          <table:table-cell office:value-type="float" office:value="250441.74522293" calcext:value-type="float">
            <text:p>250441,74522293</text:p>
          </table:table-cell>
          <table:table-cell office:value-type="float" office:value="3.27750157387143" calcext:value-type="float">
            <text:p>3,27750157387143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430" calcext:value-type="float">
            <text:p>430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float" office:value="470" calcext:value-type="float">
            <text:p>470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1" office:value-type="string" calcext:value-type="string">
            <text:p>99,90%</text:p>
          </table:table-cell>
          <table:table-cell table:style-name="ce1" office:value-type="string" calcext:value-type="string">
            <text:p>99,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1481.92927956939" calcext:value-type="float">
            <text:p>1481,92927956939</text:p>
          </table:table-cell>
          <table:table-cell office:value-type="float" office:value="168.024711005273" calcext:value-type="float">
            <text:p>168,024711005273</text:p>
          </table:table-cell>
          <table:table-cell office:value-type="float" office:value="6600.5461760069" calcext:value-type="float">
            <text:p>6600,5461760069</text:p>
          </table:table-cell>
          <table:table-cell office:value-type="float" office:value="463903" calcext:value-type="float">
            <text:p>463903</text:p>
          </table:table-cell>
          <table:table-cell office:value-type="float" office:value="2.40662225432251" calcext:value-type="float">
            <text:p>2,40662225432251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4800" calcext:value-type="float">
            <text:p>4800</text:p>
          </table:table-cell>
          <table:table-cell office:value-type="float" office:value="6500" calcext:value-type="float">
            <text:p>6500</text:p>
          </table:table-cell>
          <table:table-cell table:number-columns-repeated="3" office:value-type="float" office:value="6600" calcext:value-type="float">
            <text:p>66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12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488.43738975953" calcext:value-type="float">
            <text:p>1488,43738975953</text:p>
          </table:table-cell>
          <table:table-cell office:value-type="float" office:value="121.895983000286" calcext:value-type="float">
            <text:p>121,895983000286</text:p>
          </table:table-cell>
          <table:table-cell office:value-type="float" office:value="8307.46760900365" calcext:value-type="float">
            <text:p>8307,46760900365</text:p>
          </table:table-cell>
          <table:table-cell office:value-type="float" office:value="470281" calcext:value-type="float">
            <text:p>470281</text:p>
          </table:table-cell>
          <table:table-cell office:value-type="float" office:value="9.47544577957106" calcext:value-type="float">
            <text:p>9,47544577957106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700" calcext:value-type="float">
            <text:p>1700</text:p>
          </table:table-cell>
          <table:table-cell office:value-type="float" office:value="1900" calcext:value-type="float">
            <text:p>1900</text:p>
          </table:table-cell>
          <table:table-cell office:value-type="float" office:value="2100" calcext:value-type="float">
            <text:p>2100</text:p>
          </table:table-cell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office:value-type="float" office:value="6400" calcext:value-type="float">
            <text:p>6400</text:p>
          </table:table-cell>
          <table:table-cell office:value-type="float" office:value="7600" calcext:value-type="float">
            <text:p>7600</text:p>
          </table:table-cell>
          <table:table-cell table:number-columns-repeated="3" office:value-type="float" office:value="8300" calcext:value-type="float">
            <text:p>83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5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1181.33338983035" calcext:value-type="float">
            <text:p>1181,33338983035</text:p>
          </table:table-cell>
          <table:table-cell office:value-type="float" office:value="104.894410003908" calcext:value-type="float">
            <text:p>104,894410003908</text:p>
          </table:table-cell>
          <table:table-cell office:value-type="float" office:value="8101.3115770038" calcext:value-type="float">
            <text:p>8101,3115770038</text:p>
          </table:table-cell>
          <table:table-cell office:value-type="float" office:value="60533" calcext:value-type="float">
            <text:p>60533</text:p>
          </table:table-cell>
          <table:table-cell office:value-type="float" office:value="4.86359225455135" calcext:value-type="float">
            <text:p>4,86359225455135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900" calcext:value-type="float">
            <text:p>1900</text:p>
          </table:table-cell>
          <table:table-cell office:value-type="float" office:value="2500" calcext:value-type="float">
            <text:p>2500</text:p>
          </table:table-cell>
          <table:table-cell office:value-type="float" office:value="6300" calcext:value-type="float">
            <text:p>6300</text:p>
          </table:table-cell>
          <table:table-cell office:value-type="float" office:value="7900" calcext:value-type="float">
            <text:p>7900</text:p>
          </table:table-cell>
          <table:table-cell table:number-columns-repeated="3"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9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1216.69980099528" calcext:value-type="float">
            <text:p>1216,69980099528</text:p>
          </table:table-cell>
          <table:table-cell office:value-type="float" office:value="100.516876991605" calcext:value-type="float">
            <text:p>100,516876991605</text:p>
          </table:table-cell>
          <table:table-cell office:value-type="float" office:value="8073.55589499639" calcext:value-type="float">
            <text:p>8073,55589499639</text:p>
          </table:table-cell>
          <table:table-cell office:value-type="float" office:value="60464" calcext:value-type="float">
            <text:p>60464</text:p>
          </table:table-cell>
          <table:table-cell office:value-type="float" office:value="6.44451147601008" calcext:value-type="float">
            <text:p>6,44451147601008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900" calcext:value-type="float">
            <text:p>1900</text:p>
          </table:table-cell>
          <table:table-cell office:value-type="float" office:value="2600" calcext:value-type="float">
            <text:p>2600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table:number-columns-repeated="3" office:value-type="float" office:value="8100" calcext:value-type="float">
            <text:p>81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2303" calcext:value-type="float">
            <text:p>2303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347.83872405812" calcext:value-type="float">
            <text:p>1347,83872405812</text:p>
          </table:table-cell>
          <table:table-cell office:value-type="float" office:value="100.516876991605" calcext:value-type="float">
            <text:p>100,516876991605</text:p>
          </table:table-cell>
          <table:table-cell office:value-type="float" office:value="8307.46760900365" calcext:value-type="float">
            <text:p>8307,46760900365</text:p>
          </table:table-cell>
          <table:table-cell office:value-type="float" office:value="269796.629179331" calcext:value-type="float">
            <text:p>269796,629179331</text:p>
          </table:table-cell>
          <table:table-cell office:value-type="float" office:value="23.190171764455" calcext:value-type="float">
            <text:p>23,190171764455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900" calcext:value-type="float">
            <text:p>1900</text:p>
          </table:table-cell>
          <table:table-cell office:value-type="float" office:value="2300" calcext:value-type="float">
            <text:p>2300</text:p>
          </table:table-cell>
          <table:table-cell office:value-type="float" office:value="3100" calcext:value-type="float">
            <text:p>3100</text:p>
          </table:table-cell>
          <table:table-cell office:value-type="float" office:value="6400" calcext:value-type="float">
            <text:p>64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table:number-columns-repeated="2" office:value-type="float" office:value="8300" calcext:value-type="float">
            <text:p>8300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1" office:value-type="string" calcext:value-type="string">
            <text:p>99,90%</text:p>
          </table:table-cell>
          <table:table-cell table:style-name="ce1" office:value-type="string" calcext:value-type="string">
            <text:p>99,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float" office:value="288" calcext:value-type="float">
            <text:p>288</text:p>
          </table:table-cell>
          <table:table-cell office:value-type="float" office:value="87" calcext:value-type="float">
            <text:p>87</text:p>
          </table:table-cell>
          <table:table-cell office:value-type="float" office:value="2800" calcext:value-type="float">
            <text:p>2800</text:p>
          </table:table-cell>
          <table:table-cell office:value-type="float" office:value="14719.9716621212" calcext:value-type="float">
            <text:p>14719,9716621212</text:p>
          </table:table-cell>
          <table:table-cell office:value-type="float" office:value="2.93069500185084" calcext:value-type="float">
            <text:p>2,93069500185084</text:p>
          </table:table-cell>
          <table:table-cell office:value-type="float" office:value="84615.8879440045" calcext:value-type="float">
            <text:p>84615,8879440045</text:p>
          </table:table-cell>
          <table:table-cell office:value-type="float" office:value="323851.364583333" calcext:value-type="float">
            <text:p>323851,364583333</text:p>
          </table:table-cell>
          <table:table-cell office:value-type="float" office:value="2.98799579491802" calcext:value-type="float">
            <text:p>2,98799579491802</text:p>
          </table:table-cell>
          <table:table-cell office:value-type="float" office:value="0.902623729714818" calcext:value-type="float">
            <text:p>0,902623729714818</text:p>
          </table:table-cell>
          <table:table-cell office:value-type="float" office:value="2800" calcext:value-type="float">
            <text:p>2800</text:p>
          </table:table-cell>
          <table:table-cell office:value-type="float" office:value="13000" calcext:value-type="float">
            <text:p>13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4000" calcext:value-type="float">
            <text:p>34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3000" calcext:value-type="float">
            <text:p>63000</text:p>
          </table:table-cell>
          <table:table-cell office:value-type="float" office:value="65000" calcext:value-type="float">
            <text:p>65000</text:p>
          </table:table-cell>
          <table:table-cell table:number-columns-repeated="3"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12</text:p>
          </table:table-cell>
          <table:table-cell office:value-type="float" office:value="999" calcext:value-type="float">
            <text:p>999</text:p>
          </table:table-cell>
          <table:table-cell office:value-type="float" office:value="312" calcext:value-type="float">
            <text:p>312</text:p>
          </table:table-cell>
          <table:table-cell office:value-type="float" office:value="2800" calcext:value-type="float">
            <text:p>2800</text:p>
          </table:table-cell>
          <table:table-cell office:value-type="float" office:value="13806.2109376917" calcext:value-type="float">
            <text:p>13806,2109376917</text:p>
          </table:table-cell>
          <table:table-cell office:value-type="float" office:value="2.58939299965277" calcext:value-type="float">
            <text:p>2,58939299965277</text:p>
          </table:table-cell>
          <table:table-cell office:value-type="float" office:value="88017.0479110093" calcext:value-type="float">
            <text:p>88017,0479110093</text:p>
          </table:table-cell>
          <table:table-cell office:value-type="float" office:value="323534.554554555" calcext:value-type="float">
            <text:p>323534,554554555</text:p>
          </table:table-cell>
          <table:table-cell office:value-type="float" office:value="10.3646104136219" calcext:value-type="float">
            <text:p>10,3646104136219</text:p>
          </table:table-cell>
          <table:table-cell office:value-type="float" office:value="3.23699544449452" calcext:value-type="float">
            <text:p>3,23699544449452</text:p>
          </table:table-cell>
          <table:table-cell office:value-type="float" office:value="2800" calcext:value-type="float">
            <text:p>2800</text:p>
          </table:table-cell>
          <table:table-cell office:value-type="float" office:value="6000" calcext:value-type="float">
            <text:p>6000</text:p>
          </table:table-cell>
          <table:table-cell office:value-type="float" office:value="23000" calcext:value-type="float">
            <text:p>23000</text:p>
          </table:table-cell>
          <table:table-cell office:value-type="float" office:value="33000" calcext:value-type="float">
            <text:p>33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64000" calcext:value-type="float">
            <text:p>64000</text:p>
          </table:table-cell>
          <table:table-cell office:value-type="float" office:value="67000" calcext:value-type="float">
            <text:p>67000</text:p>
          </table:table-cell>
          <table:table-cell table:number-columns-repeated="3" office:value-type="float" office:value="88000" calcext:value-type="float">
            <text:p>88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5</text:p>
          </table:table-cell>
          <table:table-cell office:value-type="float" office:value="526" calcext:value-type="float">
            <text:p>526</text:p>
          </table:table-cell>
          <table:table-cell office:value-type="float" office:value="155" calcext:value-type="float">
            <text:p>155</text:p>
          </table:table-cell>
          <table:table-cell office:value-type="float" office:value="1500" calcext:value-type="float">
            <text:p>1500</text:p>
          </table:table-cell>
          <table:table-cell office:value-type="float" office:value="12537.4559451583" calcext:value-type="float">
            <text:p>12537,4559451583</text:p>
          </table:table-cell>
          <table:table-cell office:value-type="float" office:value="2.98209700849839" calcext:value-type="float">
            <text:p>2,98209700849839</text:p>
          </table:table-cell>
          <table:table-cell office:value-type="float" office:value="84966.7031090066" calcext:value-type="float">
            <text:p>84966,7031090066</text:p>
          </table:table-cell>
          <table:table-cell office:value-type="float" office:value="42785.4125475285" calcext:value-type="float">
            <text:p>42785,4125475285</text:p>
          </table:table-cell>
          <table:table-cell office:value-type="float" office:value="5.45724231988499" calcext:value-type="float">
            <text:p>5,45724231988499</text:p>
          </table:table-cell>
          <table:table-cell office:value-type="float" office:value="1.60812273684824" calcext:value-type="float">
            <text:p>1,60812273684824</text:p>
          </table:table-cell>
          <table:table-cell office:value-type="float" office:value="1500" calcext:value-type="float">
            <text:p>1500</text:p>
          </table:table-cell>
          <table:table-cell office:value-type="float" office:value="5000" calcext:value-type="float">
            <text:p>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31000" calcext:value-type="float">
            <text:p>31000</text:p>
          </table:table-cell>
          <table:table-cell office:value-type="float" office:value="43000" calcext:value-type="float">
            <text:p>43000</text:p>
          </table:table-cell>
          <table:table-cell office:value-type="float" office:value="54000" calcext:value-type="float">
            <text:p>54000</text:p>
          </table:table-cell>
          <table:table-cell office:value-type="float" office:value="61000" calcext:value-type="float">
            <text:p>61000</text:p>
          </table:table-cell>
          <table:table-cell office:value-type="float" office:value="64000" calcext:value-type="float">
            <text:p>64000</text:p>
          </table:table-cell>
          <table:table-cell table:number-columns-repeated="3"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p=9</text:p>
          </table:table-cell>
          <table:table-cell office:value-type="float" office:value="834" calcext:value-type="float">
            <text:p>834</text:p>
          </table:table-cell>
          <table:table-cell office:value-type="float" office:value="266" calcext:value-type="float">
            <text:p>266</text:p>
          </table:table-cell>
          <table:table-cell office:value-type="float" office:value="1500" calcext:value-type="float">
            <text:p>1500</text:p>
          </table:table-cell>
          <table:table-cell office:value-type="float" office:value="13104.7369750374" calcext:value-type="float">
            <text:p>13104,7369750374</text:p>
          </table:table-cell>
          <table:table-cell office:value-type="float" office:value="2.92986098793335" calcext:value-type="float">
            <text:p>2,92986098793335</text:p>
          </table:table-cell>
          <table:table-cell office:value-type="float" office:value="79717.8507959907" calcext:value-type="float">
            <text:p>79717,8507959907</text:p>
          </table:table-cell>
          <table:table-cell office:value-type="float" office:value="41270.8908872902" calcext:value-type="float">
            <text:p>41270,8908872902</text:p>
          </table:table-cell>
          <table:table-cell office:value-type="float" office:value="8.65273782278343" calcext:value-type="float">
            <text:p>8,65273782278343</text:p>
          </table:table-cell>
          <table:table-cell office:value-type="float" office:value="2.75974611613956" calcext:value-type="float">
            <text:p>2,75974611613956</text:p>
          </table:table-cell>
          <table:table-cell office:value-type="float" office:value="1500" calcext:value-type="float">
            <text:p>1500</text:p>
          </table:table-cell>
          <table:table-cell office:value-type="float" office:value="4800" calcext:value-type="float">
            <text:p>4800</text:p>
          </table:table-cell>
          <table:table-cell office:value-type="float" office:value="23000" calcext:value-type="float">
            <text:p>23000</text:p>
          </table:table-cell>
          <table:table-cell office:value-type="float" office:value="33000" calcext:value-type="float">
            <text:p>33000</text:p>
          </table:table-cell>
          <table:table-cell office:value-type="float" office:value="48000" calcext:value-type="float">
            <text:p>48000</text:p>
          </table:table-cell>
          <table:table-cell office:value-type="float" office:value="53000" calcext:value-type="float">
            <text:p>53000</text:p>
          </table:table-cell>
          <table:table-cell office:value-type="float" office:value="61000" calcext:value-type="float">
            <text:p>61000</text:p>
          </table:table-cell>
          <table:table-cell office:value-type="float" office:value="64000" calcext:value-type="float">
            <text:p>64000</text:p>
          </table:table-cell>
          <table:table-cell table:number-columns-repeated="3" office:value-type="float" office:value="80000" calcext:value-type="float">
            <text:p>800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2647" calcext:value-type="float">
            <text:p>2647</text:p>
          </table:table-cell>
          <table:table-cell office:value-type="float" office:value="820" calcext:value-type="float">
            <text:p>820</text:p>
          </table:table-cell>
          <table:table-cell office:value-type="float" office:value="2000" calcext:value-type="float">
            <text:p>2000</text:p>
          </table:table-cell>
          <table:table-cell office:value-type="float" office:value="13432.493022206" calcext:value-type="float">
            <text:p>13432,493022206</text:p>
          </table:table-cell>
          <table:table-cell office:value-type="float" office:value="2.58939299965277" calcext:value-type="float">
            <text:p>2,58939299965277</text:p>
          </table:table-cell>
          <table:table-cell office:value-type="float" office:value="88017.0479110093" calcext:value-type="float">
            <text:p>88017,0479110093</text:p>
          </table:table-cell>
          <table:table-cell office:value-type="float" office:value="178845.962599169" calcext:value-type="float">
            <text:p>178845,962599169</text:p>
          </table:table-cell>
          <table:table-cell office:value-type="float" office:value="27.4625863512083" calcext:value-type="float">
            <text:p>27,4625863512083</text:p>
          </table:table-cell>
          <table:table-cell office:value-type="float" office:value="8.50748802719713" calcext:value-type="float">
            <text:p>8,50748802719713</text:p>
          </table:table-cell>
          <table:table-cell office:value-type="float" office:value="2000" calcext:value-type="float">
            <text:p>2000</text:p>
          </table:table-cell>
          <table:table-cell office:value-type="float" office:value="5900" calcext:value-type="float">
            <text:p>5900</text:p>
          </table:table-cell>
          <table:table-cell office:value-type="float" office:value="23000" calcext:value-type="float">
            <text:p>23000</text:p>
          </table:table-cell>
          <table:table-cell office:value-type="float" office:value="33000" calcext:value-type="float">
            <text:p>33000</text:p>
          </table:table-cell>
          <table:table-cell office:value-type="float" office:value="48000" calcext:value-type="float">
            <text:p>48000</text:p>
          </table:table-cell>
          <table:table-cell office:value-type="float" office:value="54000" calcext:value-type="float">
            <text:p>54000</text:p>
          </table:table-cell>
          <table:table-cell office:value-type="float" office:value="62000" calcext:value-type="float">
            <text:p>62000</text:p>
          </table:table-cell>
          <table:table-cell office:value-type="float" office:value="65000" calcext:value-type="float">
            <text:p>65000</text:p>
          </table:table-cell>
          <table:table-cell table:number-columns-repeated="3" office:value-type="float" office:value="88000" calcext:value-type="float">
            <text:p>88000</text:p>
          </table:table-cell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10_users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5.580129104361" calcext:value-type="float">
            <text:p>165,580129104361</text:p>
          </table:table-cell>
          <table:table-cell office:value-type="float" office:value="134.652484994149" calcext:value-type="float">
            <text:p>134,652484994149</text:p>
          </table:table-cell>
          <table:table-cell office:value-type="float" office:value="200.086465003551" calcext:value-type="float">
            <text:p>200,086465003551</text:p>
          </table:table-cell>
          <table:table-cell office:value-type="float" office:value="463903" calcext:value-type="float">
            <text:p>463903</text:p>
          </table:table-cell>
          <table:table-cell office:value-type="float" office:value="0.30269918994354" calcext:value-type="float">
            <text:p>0,30269918994354</text:p>
          </table:table-cell>
          <table:table-cell office:value-type="string" calcext:value-type="string">
            <text:p>/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100_users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1481.92927956939" calcext:value-type="float">
            <text:p>1481,92927956939</text:p>
          </table:table-cell>
          <table:table-cell office:value-type="float" office:value="168.024711005273" calcext:value-type="float">
            <text:p>168,024711005273</text:p>
          </table:table-cell>
          <table:table-cell office:value-type="float" office:value="6600.5461760069" calcext:value-type="float">
            <text:p>6600,5461760069</text:p>
          </table:table-cell>
          <table:table-cell office:value-type="float" office:value="463903" calcext:value-type="float">
            <text:p>463903</text:p>
          </table:table-cell>
          <table:table-cell office:value-type="float" office:value="2.40662225432251" calcext:value-type="float">
            <text:p>2,40662225432251</text:p>
          </table:table-cell>
          <table:table-cell office:value-type="string" calcext:value-type="string">
            <text:p>/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1000_users</text:p>
          </table:table-cell>
          <table:table-cell office:value-type="float" office:value="288" calcext:value-type="float">
            <text:p>288</text:p>
          </table:table-cell>
          <table:table-cell office:value-type="float" office:value="87" calcext:value-type="float">
            <text:p>87</text:p>
          </table:table-cell>
          <table:table-cell office:value-type="float" office:value="2800" calcext:value-type="float">
            <text:p>2800</text:p>
          </table:table-cell>
          <table:table-cell office:value-type="float" office:value="14719.9716621212" calcext:value-type="float">
            <text:p>14719,9716621212</text:p>
          </table:table-cell>
          <table:table-cell office:value-type="float" office:value="2.93069500185084" calcext:value-type="float">
            <text:p>2,93069500185084</text:p>
          </table:table-cell>
          <table:table-cell office:value-type="float" office:value="84615.8879440045" calcext:value-type="float">
            <text:p>84615,8879440045</text:p>
          </table:table-cell>
          <table:table-cell office:value-type="float" office:value="323851.364583333" calcext:value-type="float">
            <text:p>323851,364583333</text:p>
          </table:table-cell>
          <table:table-cell office:value-type="float" office:value="2.98799579491802" calcext:value-type="float">
            <text:p>2,98799579491802</text:p>
          </table:table-cell>
          <table:table-cell office:value-type="string" calcext:value-type="string">
            <text:p>/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10_user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67.884617051384" calcext:value-type="float">
            <text:p>167,884617051384</text:p>
          </table:table-cell>
          <table:table-cell office:value-type="float" office:value="114.583553004195" calcext:value-type="float">
            <text:p>114,583553004195</text:p>
          </table:table-cell>
          <table:table-cell office:value-type="float" office:value="474.677629012149" calcext:value-type="float">
            <text:p>474,677629012149</text:p>
          </table:table-cell>
          <table:table-cell office:value-type="float" office:value="470281" calcext:value-type="float">
            <text:p>470281</text:p>
          </table:table-cell>
          <table:table-cell office:value-type="float" office:value="1.22123466287566" calcext:value-type="float">
            <text:p>1,22123466287566</text:p>
          </table:table-cell>
          <table:table-cell office:value-type="string" calcext:value-type="string">
            <text:p>/?p=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100_users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488.43738975953" calcext:value-type="float">
            <text:p>1488,43738975953</text:p>
          </table:table-cell>
          <table:table-cell office:value-type="float" office:value="121.895983000286" calcext:value-type="float">
            <text:p>121,895983000286</text:p>
          </table:table-cell>
          <table:table-cell office:value-type="float" office:value="8307.46760900365" calcext:value-type="float">
            <text:p>8307,46760900365</text:p>
          </table:table-cell>
          <table:table-cell office:value-type="float" office:value="470281" calcext:value-type="float">
            <text:p>470281</text:p>
          </table:table-cell>
          <table:table-cell office:value-type="float" office:value="9.47544577957106" calcext:value-type="float">
            <text:p>9,47544577957106</text:p>
          </table:table-cell>
          <table:table-cell office:value-type="string" calcext:value-type="string">
            <text:p>/?p=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1000_users</text:p>
          </table:table-cell>
          <table:table-cell office:value-type="float" office:value="999" calcext:value-type="float">
            <text:p>999</text:p>
          </table:table-cell>
          <table:table-cell office:value-type="float" office:value="312" calcext:value-type="float">
            <text:p>312</text:p>
          </table:table-cell>
          <table:table-cell office:value-type="float" office:value="2800" calcext:value-type="float">
            <text:p>2800</text:p>
          </table:table-cell>
          <table:table-cell office:value-type="float" office:value="13806.2109376917" calcext:value-type="float">
            <text:p>13806,2109376917</text:p>
          </table:table-cell>
          <table:table-cell office:value-type="float" office:value="2.58939299965277" calcext:value-type="float">
            <text:p>2,58939299965277</text:p>
          </table:table-cell>
          <table:table-cell office:value-type="float" office:value="88017.0479110093" calcext:value-type="float">
            <text:p>88017,0479110093</text:p>
          </table:table-cell>
          <table:table-cell office:value-type="float" office:value="323534.554554555" calcext:value-type="float">
            <text:p>323534,554554555</text:p>
          </table:table-cell>
          <table:table-cell office:value-type="float" office:value="10.3646104136219" calcext:value-type="float">
            <text:p>10,3646104136219</text:p>
          </table:table-cell>
          <table:table-cell office:value-type="string" calcext:value-type="string">
            <text:p>/?p=12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10_users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34.786396249932" calcext:value-type="float">
            <text:p>134,786396249932</text:p>
          </table:table-cell>
          <table:table-cell office:value-type="float" office:value="87.6685190014541" calcext:value-type="float">
            <text:p>87,6685190014541</text:p>
          </table:table-cell>
          <table:table-cell office:value-type="float" office:value="438.486155995633" calcext:value-type="float">
            <text:p>438,486155995633</text:p>
          </table:table-cell>
          <table:table-cell office:value-type="float" office:value="60533" calcext:value-type="float">
            <text:p>60533</text:p>
          </table:table-cell>
          <table:table-cell office:value-type="float" office:value="0.709777410902094" calcext:value-type="float">
            <text:p>0,709777410902094</text:p>
          </table:table-cell>
          <table:table-cell office:value-type="string" calcext:value-type="string">
            <text:p>/?p=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100_users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1181.33338983035" calcext:value-type="float">
            <text:p>1181,33338983035</text:p>
          </table:table-cell>
          <table:table-cell office:value-type="float" office:value="104.894410003908" calcext:value-type="float">
            <text:p>104,894410003908</text:p>
          </table:table-cell>
          <table:table-cell office:value-type="float" office:value="8101.3115770038" calcext:value-type="float">
            <text:p>8101,3115770038</text:p>
          </table:table-cell>
          <table:table-cell office:value-type="float" office:value="60533" calcext:value-type="float">
            <text:p>60533</text:p>
          </table:table-cell>
          <table:table-cell office:value-type="float" office:value="4.86359225455135" calcext:value-type="float">
            <text:p>4,86359225455135</text:p>
          </table:table-cell>
          <table:table-cell office:value-type="string" calcext:value-type="string">
            <text:p>/?p=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1000_users</text:p>
          </table:table-cell>
          <table:table-cell office:value-type="float" office:value="526" calcext:value-type="float">
            <text:p>526</text:p>
          </table:table-cell>
          <table:table-cell office:value-type="float" office:value="155" calcext:value-type="float">
            <text:p>155</text:p>
          </table:table-cell>
          <table:table-cell office:value-type="float" office:value="1500" calcext:value-type="float">
            <text:p>1500</text:p>
          </table:table-cell>
          <table:table-cell office:value-type="float" office:value="12537.4559451583" calcext:value-type="float">
            <text:p>12537,4559451583</text:p>
          </table:table-cell>
          <table:table-cell office:value-type="float" office:value="2.98209700849839" calcext:value-type="float">
            <text:p>2,98209700849839</text:p>
          </table:table-cell>
          <table:table-cell office:value-type="float" office:value="84966.7031090066" calcext:value-type="float">
            <text:p>84966,7031090066</text:p>
          </table:table-cell>
          <table:table-cell office:value-type="float" office:value="42785.4125475285" calcext:value-type="float">
            <text:p>42785,4125475285</text:p>
          </table:table-cell>
          <table:table-cell office:value-type="float" office:value="5.45724231988499" calcext:value-type="float">
            <text:p>5,45724231988499</text:p>
          </table:table-cell>
          <table:table-cell office:value-type="string" calcext:value-type="string">
            <text:p>/?p=5</text:p>
          </table:table-cell>
          <table:table-cell table:number-columns-repeated="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10_user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40.869029170135" calcext:value-type="float">
            <text:p>140,869029170135</text:p>
          </table:table-cell>
          <table:table-cell office:value-type="float" office:value="83.4085120004602" calcext:value-type="float">
            <text:p>83,4085120004602</text:p>
          </table:table-cell>
          <table:table-cell office:value-type="float" office:value="454.976820008596" calcext:value-type="float">
            <text:p>454,976820008596</text:p>
          </table:table-cell>
          <table:table-cell office:value-type="float" office:value="60464" calcext:value-type="float">
            <text:p>60464</text:p>
          </table:table-cell>
          <table:table-cell office:value-type="float" office:value="1.04379031015014" calcext:value-type="float">
            <text:p>1,04379031015014</text:p>
          </table:table-cell>
          <table:table-cell office:value-type="string" calcext:value-type="string">
            <text:p>/?p=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100_users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1216.69980099528" calcext:value-type="float">
            <text:p>1216,69980099528</text:p>
          </table:table-cell>
          <table:table-cell office:value-type="float" office:value="100.516876991605" calcext:value-type="float">
            <text:p>100,516876991605</text:p>
          </table:table-cell>
          <table:table-cell office:value-type="float" office:value="8073.55589499639" calcext:value-type="float">
            <text:p>8073,55589499639</text:p>
          </table:table-cell>
          <table:table-cell office:value-type="float" office:value="60464" calcext:value-type="float">
            <text:p>60464</text:p>
          </table:table-cell>
          <table:table-cell office:value-type="float" office:value="6.44451147601008" calcext:value-type="float">
            <text:p>6,44451147601008</text:p>
          </table:table-cell>
          <table:table-cell office:value-type="string" calcext:value-type="string">
            <text:p>/?p=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1000_users</text:p>
          </table:table-cell>
          <table:table-cell office:value-type="float" office:value="834" calcext:value-type="float">
            <text:p>834</text:p>
          </table:table-cell>
          <table:table-cell office:value-type="float" office:value="266" calcext:value-type="float">
            <text:p>266</text:p>
          </table:table-cell>
          <table:table-cell office:value-type="float" office:value="1500" calcext:value-type="float">
            <text:p>1500</text:p>
          </table:table-cell>
          <table:table-cell office:value-type="float" office:value="13104.7369750374" calcext:value-type="float">
            <text:p>13104,7369750374</text:p>
          </table:table-cell>
          <table:table-cell office:value-type="float" office:value="2.92986098793335" calcext:value-type="float">
            <text:p>2,92986098793335</text:p>
          </table:table-cell>
          <table:table-cell office:value-type="float" office:value="79717.8507959907" calcext:value-type="float">
            <text:p>79717,8507959907</text:p>
          </table:table-cell>
          <table:table-cell office:value-type="float" office:value="41270.8908872902" calcext:value-type="float">
            <text:p>41270,8908872902</text:p>
          </table:table-cell>
          <table:table-cell office:value-type="float" office:value="8.65273782278343" calcext:value-type="float">
            <text:p>8,65273782278343</text:p>
          </table:table-cell>
          <table:table-cell office:value-type="string" calcext:value-type="string">
            <text:p>/?p=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7T23:50:10.484595215</dc:date>
    <meta:editing-duration>PT6M22S</meta:editing-duration>
    <meta:editing-cycles>1</meta:editing-cycles>
    <meta:document-statistic meta:table-count="2" meta:cell-count="553" meta:object-count="8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bar" chart:style-name="ch1">
        <chart:title svg:x="11.31cm" svg:y="0.448cm" chart:style-name="ch2">
          <text:p>get pagina principal</text:p>
        </chart:title>
        <chart:legend chart:legend-position="end" svg:x="11.445cm" svg:y="2.46cm" style:legend-expansion="high" chart:style-name="ch3"/>
        <chart:plot-area chart:style-name="ch4" table:cell-range-address="juncao_2_wordpress.E28:juncao_2_wordpress.M31" chart:data-source-has-labels="both" svg:x="0.319cm" svg:y="1.275cm" svg:width="10.807cm" svg:height="7.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786cm" svg:y="1.344cm" svg:width="9.234cm" svg:height="6.83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juncao_2_wordpress.E29:juncao_2_wordpress.E3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juncao_2_wordpress.F29:juncao_2_wordpress.F31" chart:label-cell-address="juncao_2_wordpress.F28:juncao_2_wordpress.F28" chart:class="chart:bar">
            <chart:data-point chart:repeated="3"/>
          </chart:series>
          <chart:series chart:style-name="ch9" chart:values-cell-range-address="juncao_2_wordpress.G29:juncao_2_wordpress.G31" chart:label-cell-address="juncao_2_wordpress.G28:juncao_2_wordpress.G28" chart:class="chart:bar">
            <chart:data-point chart:repeated="3"/>
          </chart:series>
          <chart:series chart:style-name="ch10" chart:values-cell-range-address="juncao_2_wordpress.H29:juncao_2_wordpress.H31" chart:label-cell-address="juncao_2_wordpress.H28:juncao_2_wordpress.H28" chart:class="chart:bar">
            <chart:data-point chart:repeated="3"/>
          </chart:series>
          <chart:series chart:style-name="ch11" chart:values-cell-range-address="juncao_2_wordpress.I29:juncao_2_wordpress.I31" chart:label-cell-address="juncao_2_wordpress.I28:juncao_2_wordpress.I28" chart:class="chart:bar">
            <chart:data-point chart:repeated="3"/>
          </chart:series>
          <chart:series chart:style-name="ch12" chart:values-cell-range-address="juncao_2_wordpress.J29:juncao_2_wordpress.J31" chart:label-cell-address="juncao_2_wordpress.J28:juncao_2_wordpress.J28" chart:class="chart:bar">
            <chart:data-point chart:repeated="3"/>
          </chart:series>
          <chart:series chart:style-name="ch13" chart:values-cell-range-address="juncao_2_wordpress.K29:juncao_2_wordpress.K31" chart:label-cell-address="juncao_2_wordpress.K28:juncao_2_wordpress.K28" chart:class="chart:bar">
            <chart:data-point chart:repeated="3"/>
          </chart:series>
          <chart:series chart:style-name="ch14" chart:values-cell-range-address="juncao_2_wordpress.L29:juncao_2_wordpress.L31" chart:label-cell-address="juncao_2_wordpress.L28:juncao_2_wordpress.L28" chart:class="chart:bar">
            <chart:data-point chart:repeated="3"/>
          </chart:series>
          <chart:series chart:style-name="ch15" chart:values-cell-range-address="juncao_2_wordpress.M29:juncao_2_wordpress.M31" chart:label-cell-address="juncao_2_wordpress.M28:juncao_2_wordpress.M28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2_wordpress.F28:juncao_2_wordpress.F28</svg:desc>
                </draw:g>
              </table:table-cell>
              <table:table-cell office:value-type="string">
                <text:p>Failure Count</text:p>
                <draw:g>
                  <svg:desc>juncao_2_wordpress.G28:juncao_2_wordpress.G28</svg:desc>
                </draw:g>
              </table:table-cell>
              <table:table-cell office:value-type="string">
                <text:p>Median Response Time</text:p>
                <draw:g>
                  <svg:desc>juncao_2_wordpress.H28:juncao_2_wordpress.H28</svg:desc>
                </draw:g>
              </table:table-cell>
              <table:table-cell office:value-type="string">
                <text:p>Average Response Time</text:p>
                <draw:g>
                  <svg:desc>juncao_2_wordpress.I28:juncao_2_wordpress.I28</svg:desc>
                </draw:g>
              </table:table-cell>
              <table:table-cell office:value-type="string">
                <text:p>Min Response Time</text:p>
                <draw:g>
                  <svg:desc>juncao_2_wordpress.J28:juncao_2_wordpress.J28</svg:desc>
                </draw:g>
              </table:table-cell>
              <table:table-cell office:value-type="string">
                <text:p>Max Response Time</text:p>
                <draw:g>
                  <svg:desc>juncao_2_wordpress.K28:juncao_2_wordpress.K28</svg:desc>
                </draw:g>
              </table:table-cell>
              <table:table-cell office:value-type="string">
                <text:p>Average Content Size</text:p>
                <draw:g>
                  <svg:desc>juncao_2_wordpress.L28:juncao_2_wordpress.L28</svg:desc>
                </draw:g>
              </table:table-cell>
              <table:table-cell office:value-type="string">
                <text:p>Requests/s</text:p>
                <draw:g>
                  <svg:desc>juncao_2_wordpress.M28:juncao_2_wordpress.M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2_wordpress.E29:juncao_2_wordpress.E31</svg:desc>
                </draw:g>
              </table:table-cell>
              <table:table-cell office:value-type="float" office:value="29">
                <text:p>29</text:p>
                <draw:g>
                  <svg:desc>juncao_2_wordpress.F29:juncao_2_wordpress.F31</svg:desc>
                </draw:g>
              </table:table-cell>
              <table:table-cell office:value-type="float" office:value="0">
                <text:p>0</text:p>
                <draw:g>
                  <svg:desc>juncao_2_wordpress.G29:juncao_2_wordpress.G31</svg:desc>
                </draw:g>
              </table:table-cell>
              <table:table-cell office:value-type="float" office:value="170">
                <text:p>170</text:p>
                <draw:g>
                  <svg:desc>juncao_2_wordpress.H29:juncao_2_wordpress.H31</svg:desc>
                </draw:g>
              </table:table-cell>
              <table:table-cell office:value-type="float" office:value="165.580129104361">
                <text:p>165.580129104361</text:p>
                <draw:g>
                  <svg:desc>juncao_2_wordpress.I29:juncao_2_wordpress.I31</svg:desc>
                </draw:g>
              </table:table-cell>
              <table:table-cell office:value-type="float" office:value="134.652484994149">
                <text:p>134.652484994149</text:p>
                <draw:g>
                  <svg:desc>juncao_2_wordpress.J29:juncao_2_wordpress.J31</svg:desc>
                </draw:g>
              </table:table-cell>
              <table:table-cell office:value-type="float" office:value="200.086465003551">
                <text:p>200.086465003551</text:p>
                <draw:g>
                  <svg:desc>juncao_2_wordpress.K29:juncao_2_wordpress.K31</svg:desc>
                </draw:g>
              </table:table-cell>
              <table:table-cell office:value-type="float" office:value="463903">
                <text:p>463903</text:p>
                <draw:g>
                  <svg:desc>juncao_2_wordpress.L29:juncao_2_wordpress.L31</svg:desc>
                </draw:g>
              </table:table-cell>
              <table:table-cell office:value-type="float" office:value="0.30269918994354">
                <text:p>0.30269918994354</text:p>
                <draw:g>
                  <svg:desc>juncao_2_wordpress.M29:juncao_2_wordpress.M31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1500">
                <text:p>1500</text:p>
              </table:table-cell>
              <table:table-cell office:value-type="float" office:value="1481.92927956939">
                <text:p>1481.92927956939</text:p>
              </table:table-cell>
              <table:table-cell office:value-type="float" office:value="168.024711005273">
                <text:p>168.024711005273</text:p>
              </table:table-cell>
              <table:table-cell office:value-type="float" office:value="6600.5461760069">
                <text:p>6600.5461760069</text:p>
              </table:table-cell>
              <table:table-cell office:value-type="float" office:value="463903">
                <text:p>463903</text:p>
              </table:table-cell>
              <table:table-cell office:value-type="float" office:value="2.40662225432251">
                <text:p>2.40662225432251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288">
                <text:p>288</text:p>
              </table:table-cell>
              <table:table-cell office:value-type="float" office:value="87">
                <text:p>87</text:p>
              </table:table-cell>
              <table:table-cell office:value-type="float" office:value="2800">
                <text:p>2800</text:p>
              </table:table-cell>
              <table:table-cell office:value-type="float" office:value="14719.9716621212">
                <text:p>14719.9716621212</text:p>
              </table:table-cell>
              <table:table-cell office:value-type="float" office:value="2.93069500185084">
                <text:p>2.93069500185084</text:p>
              </table:table-cell>
              <table:table-cell office:value-type="float" office:value="84615.8879440045">
                <text:p>84615.8879440045</text:p>
              </table:table-cell>
              <table:table-cell office:value-type="float" office:value="323851.364583333">
                <text:p>323851.364583333</text:p>
              </table:table-cell>
              <table:table-cell office:value-type="float" office:value="2.98799579491802">
                <text:p>2.987995794918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bar" chart:style-name="ch1">
        <chart:title svg:x="12.016cm" svg:y="0.713cm" chart:style-name="ch2">
          <text:p>get text 400kb</text:p>
        </chart:title>
        <chart:legend chart:legend-position="end" svg:x="11.446cm" svg:y="2.46cm" style:legend-expansion="high" chart:style-name="ch3"/>
        <chart:plot-area chart:style-name="ch4" table:cell-range-address="juncao_2_wordpress.E34:juncao_2_wordpress.M37" chart:data-source-has-labels="both" svg:x="0.319cm" svg:y="1.275cm" svg:width="10.808cm" svg:height="7.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785cm" svg:y="1.344cm" svg:width="9.238cm" svg:height="6.83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juncao_2_wordpress.E35:juncao_2_wordpress.E3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juncao_2_wordpress.F35:juncao_2_wordpress.F37" chart:label-cell-address="juncao_2_wordpress.F34:juncao_2_wordpress.F34" chart:class="chart:bar">
            <chart:data-point chart:repeated="3"/>
          </chart:series>
          <chart:series chart:style-name="ch9" chart:values-cell-range-address="juncao_2_wordpress.G35:juncao_2_wordpress.G37" chart:label-cell-address="juncao_2_wordpress.G34:juncao_2_wordpress.G34" chart:class="chart:bar">
            <chart:data-point chart:repeated="3"/>
          </chart:series>
          <chart:series chart:style-name="ch10" chart:values-cell-range-address="juncao_2_wordpress.H35:juncao_2_wordpress.H37" chart:label-cell-address="juncao_2_wordpress.H34:juncao_2_wordpress.H34" chart:class="chart:bar">
            <chart:data-point chart:repeated="3"/>
          </chart:series>
          <chart:series chart:style-name="ch11" chart:values-cell-range-address="juncao_2_wordpress.I35:juncao_2_wordpress.I37" chart:label-cell-address="juncao_2_wordpress.I34:juncao_2_wordpress.I34" chart:class="chart:bar">
            <chart:data-point chart:repeated="3"/>
          </chart:series>
          <chart:series chart:style-name="ch12" chart:values-cell-range-address="juncao_2_wordpress.J35:juncao_2_wordpress.J37" chart:label-cell-address="juncao_2_wordpress.J34:juncao_2_wordpress.J34" chart:class="chart:bar">
            <chart:data-point chart:repeated="3"/>
          </chart:series>
          <chart:series chart:style-name="ch13" chart:values-cell-range-address="juncao_2_wordpress.K35:juncao_2_wordpress.K37" chart:label-cell-address="juncao_2_wordpress.K34:juncao_2_wordpress.K34" chart:class="chart:bar">
            <chart:data-point chart:repeated="3"/>
          </chart:series>
          <chart:series chart:style-name="ch14" chart:values-cell-range-address="juncao_2_wordpress.L35:juncao_2_wordpress.L37" chart:label-cell-address="juncao_2_wordpress.L34:juncao_2_wordpress.L34" chart:class="chart:bar">
            <chart:data-point chart:repeated="3"/>
          </chart:series>
          <chart:series chart:style-name="ch15" chart:values-cell-range-address="juncao_2_wordpress.M35:juncao_2_wordpress.M37" chart:label-cell-address="juncao_2_wordpress.M34:juncao_2_wordpress.M34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2_wordpress.F34:juncao_2_wordpress.F34</svg:desc>
                </draw:g>
              </table:table-cell>
              <table:table-cell office:value-type="string">
                <text:p>Failure Count</text:p>
                <draw:g>
                  <svg:desc>juncao_2_wordpress.G34:juncao_2_wordpress.G34</svg:desc>
                </draw:g>
              </table:table-cell>
              <table:table-cell office:value-type="string">
                <text:p>Median Response Time</text:p>
                <draw:g>
                  <svg:desc>juncao_2_wordpress.H34:juncao_2_wordpress.H34</svg:desc>
                </draw:g>
              </table:table-cell>
              <table:table-cell office:value-type="string">
                <text:p>Average Response Time</text:p>
                <draw:g>
                  <svg:desc>juncao_2_wordpress.I34:juncao_2_wordpress.I34</svg:desc>
                </draw:g>
              </table:table-cell>
              <table:table-cell office:value-type="string">
                <text:p>Min Response Time</text:p>
                <draw:g>
                  <svg:desc>juncao_2_wordpress.J34:juncao_2_wordpress.J34</svg:desc>
                </draw:g>
              </table:table-cell>
              <table:table-cell office:value-type="string">
                <text:p>Max Response Time</text:p>
                <draw:g>
                  <svg:desc>juncao_2_wordpress.K34:juncao_2_wordpress.K34</svg:desc>
                </draw:g>
              </table:table-cell>
              <table:table-cell office:value-type="string">
                <text:p>Average Content Size</text:p>
                <draw:g>
                  <svg:desc>juncao_2_wordpress.L34:juncao_2_wordpress.L34</svg:desc>
                </draw:g>
              </table:table-cell>
              <table:table-cell office:value-type="string">
                <text:p>Requests/s</text:p>
                <draw:g>
                  <svg:desc>juncao_2_wordpress.M34:juncao_2_wordpress.M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2_wordpress.E35:juncao_2_wordpress.E37</svg:desc>
                </draw:g>
              </table:table-cell>
              <table:table-cell office:value-type="float" office:value="117">
                <text:p>117</text:p>
                <draw:g>
                  <svg:desc>juncao_2_wordpress.F35:juncao_2_wordpress.F37</svg:desc>
                </draw:g>
              </table:table-cell>
              <table:table-cell office:value-type="float" office:value="0">
                <text:p>0</text:p>
                <draw:g>
                  <svg:desc>juncao_2_wordpress.G35:juncao_2_wordpress.G37</svg:desc>
                </draw:g>
              </table:table-cell>
              <table:table-cell office:value-type="float" office:value="150">
                <text:p>150</text:p>
                <draw:g>
                  <svg:desc>juncao_2_wordpress.H35:juncao_2_wordpress.H37</svg:desc>
                </draw:g>
              </table:table-cell>
              <table:table-cell office:value-type="float" office:value="167.884617051384">
                <text:p>167.884617051384</text:p>
                <draw:g>
                  <svg:desc>juncao_2_wordpress.I35:juncao_2_wordpress.I37</svg:desc>
                </draw:g>
              </table:table-cell>
              <table:table-cell office:value-type="float" office:value="114.583553004195">
                <text:p>114.583553004195</text:p>
                <draw:g>
                  <svg:desc>juncao_2_wordpress.J35:juncao_2_wordpress.J37</svg:desc>
                </draw:g>
              </table:table-cell>
              <table:table-cell office:value-type="float" office:value="474.677629012149">
                <text:p>474.677629012149</text:p>
                <draw:g>
                  <svg:desc>juncao_2_wordpress.K35:juncao_2_wordpress.K37</svg:desc>
                </draw:g>
              </table:table-cell>
              <table:table-cell office:value-type="float" office:value="470281">
                <text:p>470281</text:p>
                <draw:g>
                  <svg:desc>juncao_2_wordpress.L35:juncao_2_wordpress.L37</svg:desc>
                </draw:g>
              </table:table-cell>
              <table:table-cell office:value-type="float" office:value="1.22123466287566">
                <text:p>1.22123466287566</text:p>
                <draw:g>
                  <svg:desc>juncao_2_wordpress.M35:juncao_2_wordpress.M37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941">
                <text:p>941</text:p>
              </table:table-cell>
              <table:table-cell office:value-type="float" office:value="0">
                <text:p>0</text:p>
              </table:table-cell>
              <table:table-cell office:value-type="float" office:value="1200">
                <text:p>1200</text:p>
              </table:table-cell>
              <table:table-cell office:value-type="float" office:value="1488.43738975953">
                <text:p>1488.43738975953</text:p>
              </table:table-cell>
              <table:table-cell office:value-type="float" office:value="121.895983000286">
                <text:p>121.895983000286</text:p>
              </table:table-cell>
              <table:table-cell office:value-type="float" office:value="8307.46760900365">
                <text:p>8307.46760900365</text:p>
              </table:table-cell>
              <table:table-cell office:value-type="float" office:value="470281">
                <text:p>470281</text:p>
              </table:table-cell>
              <table:table-cell office:value-type="float" office:value="9.47544577957106">
                <text:p>9.47544577957106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999">
                <text:p>999</text:p>
              </table:table-cell>
              <table:table-cell office:value-type="float" office:value="312">
                <text:p>312</text:p>
              </table:table-cell>
              <table:table-cell office:value-type="float" office:value="2800">
                <text:p>2800</text:p>
              </table:table-cell>
              <table:table-cell office:value-type="float" office:value="13806.2109376917">
                <text:p>13806.2109376917</text:p>
              </table:table-cell>
              <table:table-cell office:value-type="float" office:value="2.58939299965277">
                <text:p>2.58939299965277</text:p>
              </table:table-cell>
              <table:table-cell office:value-type="float" office:value="88017.0479110093">
                <text:p>88017.0479110093</text:p>
              </table:table-cell>
              <table:table-cell office:value-type="float" office:value="323534.554554555">
                <text:p>323534.554554555</text:p>
              </table:table-cell>
              <table:table-cell office:value-type="float" office:value="10.3646104136219">
                <text:p>10.36461041362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bar" chart:style-name="ch1">
        <chart:title svg:x="11.829cm" svg:y="0.661cm" chart:style-name="ch2">
          <text:p>get image 1mb</text:p>
        </chart:title>
        <chart:legend chart:legend-position="end" svg:x="11.445cm" svg:y="2.46cm" style:legend-expansion="high" chart:style-name="ch3"/>
        <chart:plot-area chart:style-name="ch4" table:cell-range-address="juncao_2_wordpress.E40:juncao_2_wordpress.M43" chart:data-source-has-labels="both" svg:x="0.319cm" svg:y="1.275cm" svg:width="10.807cm" svg:height="7.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606cm" svg:y="1.341cm" svg:width="9.41cm" svg:height="6.83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juncao_2_wordpress.E41:juncao_2_wordpress.E4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juncao_2_wordpress.F41:juncao_2_wordpress.F43" chart:label-cell-address="juncao_2_wordpress.F40:juncao_2_wordpress.F40" chart:class="chart:bar">
            <chart:data-point chart:repeated="3"/>
          </chart:series>
          <chart:series chart:style-name="ch9" chart:values-cell-range-address="juncao_2_wordpress.G41:juncao_2_wordpress.G43" chart:label-cell-address="juncao_2_wordpress.G40:juncao_2_wordpress.G40" chart:class="chart:bar">
            <chart:data-point chart:repeated="3"/>
          </chart:series>
          <chart:series chart:style-name="ch10" chart:values-cell-range-address="juncao_2_wordpress.H41:juncao_2_wordpress.H43" chart:label-cell-address="juncao_2_wordpress.H40:juncao_2_wordpress.H40" chart:class="chart:bar">
            <chart:data-point chart:repeated="3"/>
          </chart:series>
          <chart:series chart:style-name="ch11" chart:values-cell-range-address="juncao_2_wordpress.I41:juncao_2_wordpress.I43" chart:label-cell-address="juncao_2_wordpress.I40:juncao_2_wordpress.I40" chart:class="chart:bar">
            <chart:data-point chart:repeated="3"/>
          </chart:series>
          <chart:series chart:style-name="ch12" chart:values-cell-range-address="juncao_2_wordpress.J41:juncao_2_wordpress.J43" chart:label-cell-address="juncao_2_wordpress.J40:juncao_2_wordpress.J40" chart:class="chart:bar">
            <chart:data-point chart:repeated="3"/>
          </chart:series>
          <chart:series chart:style-name="ch13" chart:values-cell-range-address="juncao_2_wordpress.K41:juncao_2_wordpress.K43" chart:label-cell-address="juncao_2_wordpress.K40:juncao_2_wordpress.K40" chart:class="chart:bar">
            <chart:data-point chart:repeated="3"/>
          </chart:series>
          <chart:series chart:style-name="ch14" chart:values-cell-range-address="juncao_2_wordpress.L41:juncao_2_wordpress.L43" chart:label-cell-address="juncao_2_wordpress.L40:juncao_2_wordpress.L40" chart:class="chart:bar">
            <chart:data-point chart:repeated="3"/>
          </chart:series>
          <chart:series chart:style-name="ch15" chart:values-cell-range-address="juncao_2_wordpress.M41:juncao_2_wordpress.M43" chart:label-cell-address="juncao_2_wordpress.M40:juncao_2_wordpress.M40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2_wordpress.F40:juncao_2_wordpress.F40</svg:desc>
                </draw:g>
              </table:table-cell>
              <table:table-cell office:value-type="string">
                <text:p>Failure Count</text:p>
                <draw:g>
                  <svg:desc>juncao_2_wordpress.G40:juncao_2_wordpress.G40</svg:desc>
                </draw:g>
              </table:table-cell>
              <table:table-cell office:value-type="string">
                <text:p>Median Response Time</text:p>
                <draw:g>
                  <svg:desc>juncao_2_wordpress.H40:juncao_2_wordpress.H40</svg:desc>
                </draw:g>
              </table:table-cell>
              <table:table-cell office:value-type="string">
                <text:p>Average Response Time</text:p>
                <draw:g>
                  <svg:desc>juncao_2_wordpress.I40:juncao_2_wordpress.I40</svg:desc>
                </draw:g>
              </table:table-cell>
              <table:table-cell office:value-type="string">
                <text:p>Min Response Time</text:p>
                <draw:g>
                  <svg:desc>juncao_2_wordpress.J40:juncao_2_wordpress.J40</svg:desc>
                </draw:g>
              </table:table-cell>
              <table:table-cell office:value-type="string">
                <text:p>Max Response Time</text:p>
                <draw:g>
                  <svg:desc>juncao_2_wordpress.K40:juncao_2_wordpress.K40</svg:desc>
                </draw:g>
              </table:table-cell>
              <table:table-cell office:value-type="string">
                <text:p>Average Content Size</text:p>
                <draw:g>
                  <svg:desc>juncao_2_wordpress.L40:juncao_2_wordpress.L40</svg:desc>
                </draw:g>
              </table:table-cell>
              <table:table-cell office:value-type="string">
                <text:p>Requests/s</text:p>
                <draw:g>
                  <svg:desc>juncao_2_wordpress.M40:juncao_2_wordpress.M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2_wordpress.E41:juncao_2_wordpress.E43</svg:desc>
                </draw:g>
              </table:table-cell>
              <table:table-cell office:value-type="float" office:value="68">
                <text:p>68</text:p>
                <draw:g>
                  <svg:desc>juncao_2_wordpress.F41:juncao_2_wordpress.F43</svg:desc>
                </draw:g>
              </table:table-cell>
              <table:table-cell office:value-type="float" office:value="0">
                <text:p>0</text:p>
                <draw:g>
                  <svg:desc>juncao_2_wordpress.G41:juncao_2_wordpress.G43</svg:desc>
                </draw:g>
              </table:table-cell>
              <table:table-cell office:value-type="float" office:value="130">
                <text:p>130</text:p>
                <draw:g>
                  <svg:desc>juncao_2_wordpress.H41:juncao_2_wordpress.H43</svg:desc>
                </draw:g>
              </table:table-cell>
              <table:table-cell office:value-type="float" office:value="134.786396249932">
                <text:p>134.786396249932</text:p>
                <draw:g>
                  <svg:desc>juncao_2_wordpress.I41:juncao_2_wordpress.I43</svg:desc>
                </draw:g>
              </table:table-cell>
              <table:table-cell office:value-type="float" office:value="87.6685190014541">
                <text:p>87.6685190014541</text:p>
                <draw:g>
                  <svg:desc>juncao_2_wordpress.J41:juncao_2_wordpress.J43</svg:desc>
                </draw:g>
              </table:table-cell>
              <table:table-cell office:value-type="float" office:value="438.486155995633">
                <text:p>438.486155995633</text:p>
                <draw:g>
                  <svg:desc>juncao_2_wordpress.K41:juncao_2_wordpress.K43</svg:desc>
                </draw:g>
              </table:table-cell>
              <table:table-cell office:value-type="float" office:value="60533">
                <text:p>60533</text:p>
                <draw:g>
                  <svg:desc>juncao_2_wordpress.L41:juncao_2_wordpress.L43</svg:desc>
                </draw:g>
              </table:table-cell>
              <table:table-cell office:value-type="float" office:value="0.709777410902094">
                <text:p>0.709777410902094</text:p>
                <draw:g>
                  <svg:desc>juncao_2_wordpress.M41:juncao_2_wordpress.M43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483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890">
                <text:p>890</text:p>
              </table:table-cell>
              <table:table-cell office:value-type="float" office:value="1181.33338983035">
                <text:p>1181.33338983035</text:p>
              </table:table-cell>
              <table:table-cell office:value-type="float" office:value="104.894410003908">
                <text:p>104.894410003908</text:p>
              </table:table-cell>
              <table:table-cell office:value-type="float" office:value="8101.3115770038">
                <text:p>8101.3115770038</text:p>
              </table:table-cell>
              <table:table-cell office:value-type="float" office:value="60533">
                <text:p>60533</text:p>
              </table:table-cell>
              <table:table-cell office:value-type="float" office:value="4.86359225455135">
                <text:p>4.86359225455135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526">
                <text:p>526</text:p>
              </table:table-cell>
              <table:table-cell office:value-type="float" office:value="155">
                <text:p>155</text:p>
              </table:table-cell>
              <table:table-cell office:value-type="float" office:value="1500">
                <text:p>1500</text:p>
              </table:table-cell>
              <table:table-cell office:value-type="float" office:value="12537.4559451583">
                <text:p>12537.4559451583</text:p>
              </table:table-cell>
              <table:table-cell office:value-type="float" office:value="2.98209700849839">
                <text:p>2.98209700849839</text:p>
              </table:table-cell>
              <table:table-cell office:value-type="float" office:value="84966.7031090066">
                <text:p>84966.7031090066</text:p>
              </table:table-cell>
              <table:table-cell office:value-type="float" office:value="42785.4125475285">
                <text:p>42785.4125475285</text:p>
              </table:table-cell>
              <table:table-cell office:value-type="float" office:value="5.45724231988499">
                <text:p>5.457242319884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bar" chart:style-name="ch1">
        <chart:title svg:x="11.602cm" svg:y="0.555cm" chart:style-name="ch2">
          <text:p>get image 300kb</text:p>
        </chart:title>
        <chart:legend chart:legend-position="end" svg:x="11.445cm" svg:y="2.461cm" style:legend-expansion="high" chart:style-name="ch3"/>
        <chart:plot-area chart:style-name="ch4" table:cell-range-address="juncao_2_wordpress.E47:juncao_2_wordpress.M50" chart:data-source-has-labels="both" svg:x="0.319cm" svg:y="1.275cm" svg:width="10.807cm" svg:height="7.5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603cm" svg:y="1.341cm" svg:width="9.416cm" svg:height="6.83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juncao_2_wordpress.E48:juncao_2_wordpress.E50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juncao_2_wordpress.F48:juncao_2_wordpress.F50" chart:label-cell-address="juncao_2_wordpress.F47:juncao_2_wordpress.F47" chart:class="chart:bar">
            <chart:data-point chart:repeated="3"/>
          </chart:series>
          <chart:series chart:style-name="ch9" chart:values-cell-range-address="juncao_2_wordpress.G48:juncao_2_wordpress.G50" chart:label-cell-address="juncao_2_wordpress.G47:juncao_2_wordpress.G47" chart:class="chart:bar">
            <chart:data-point chart:repeated="3"/>
          </chart:series>
          <chart:series chart:style-name="ch10" chart:values-cell-range-address="juncao_2_wordpress.H48:juncao_2_wordpress.H50" chart:label-cell-address="juncao_2_wordpress.H47:juncao_2_wordpress.H47" chart:class="chart:bar">
            <chart:data-point chart:repeated="3"/>
          </chart:series>
          <chart:series chart:style-name="ch11" chart:values-cell-range-address="juncao_2_wordpress.I48:juncao_2_wordpress.I50" chart:label-cell-address="juncao_2_wordpress.I47:juncao_2_wordpress.I47" chart:class="chart:bar">
            <chart:data-point chart:repeated="3"/>
          </chart:series>
          <chart:series chart:style-name="ch12" chart:values-cell-range-address="juncao_2_wordpress.J48:juncao_2_wordpress.J50" chart:label-cell-address="juncao_2_wordpress.J47:juncao_2_wordpress.J47" chart:class="chart:bar">
            <chart:data-point chart:repeated="3"/>
          </chart:series>
          <chart:series chart:style-name="ch13" chart:values-cell-range-address="juncao_2_wordpress.K48:juncao_2_wordpress.K50" chart:label-cell-address="juncao_2_wordpress.K47:juncao_2_wordpress.K47" chart:class="chart:bar">
            <chart:data-point chart:repeated="3"/>
          </chart:series>
          <chart:series chart:style-name="ch14" chart:values-cell-range-address="juncao_2_wordpress.L48:juncao_2_wordpress.L50" chart:label-cell-address="juncao_2_wordpress.L47:juncao_2_wordpress.L47" chart:class="chart:bar">
            <chart:data-point chart:repeated="3"/>
          </chart:series>
          <chart:series chart:style-name="ch15" chart:values-cell-range-address="juncao_2_wordpress.M48:juncao_2_wordpress.M50" chart:label-cell-address="juncao_2_wordpress.M47:juncao_2_wordpress.M47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2_wordpress.F47:juncao_2_wordpress.F47</svg:desc>
                </draw:g>
              </table:table-cell>
              <table:table-cell office:value-type="string">
                <text:p>Failure Count</text:p>
                <draw:g>
                  <svg:desc>juncao_2_wordpress.G47:juncao_2_wordpress.G47</svg:desc>
                </draw:g>
              </table:table-cell>
              <table:table-cell office:value-type="string">
                <text:p>Median Response Time</text:p>
                <draw:g>
                  <svg:desc>juncao_2_wordpress.H47:juncao_2_wordpress.H47</svg:desc>
                </draw:g>
              </table:table-cell>
              <table:table-cell office:value-type="string">
                <text:p>Average Response Time</text:p>
                <draw:g>
                  <svg:desc>juncao_2_wordpress.I47:juncao_2_wordpress.I47</svg:desc>
                </draw:g>
              </table:table-cell>
              <table:table-cell office:value-type="string">
                <text:p>Min Response Time</text:p>
                <draw:g>
                  <svg:desc>juncao_2_wordpress.J47:juncao_2_wordpress.J47</svg:desc>
                </draw:g>
              </table:table-cell>
              <table:table-cell office:value-type="string">
                <text:p>Max Response Time</text:p>
                <draw:g>
                  <svg:desc>juncao_2_wordpress.K47:juncao_2_wordpress.K47</svg:desc>
                </draw:g>
              </table:table-cell>
              <table:table-cell office:value-type="string">
                <text:p>Average Content Size</text:p>
                <draw:g>
                  <svg:desc>juncao_2_wordpress.L47:juncao_2_wordpress.L47</svg:desc>
                </draw:g>
              </table:table-cell>
              <table:table-cell office:value-type="string">
                <text:p>Requests/s</text:p>
                <draw:g>
                  <svg:desc>juncao_2_wordpress.M47:juncao_2_wordpress.M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2_wordpress.E48:juncao_2_wordpress.E50</svg:desc>
                </draw:g>
              </table:table-cell>
              <table:table-cell office:value-type="float" office:value="100">
                <text:p>100</text:p>
                <draw:g>
                  <svg:desc>juncao_2_wordpress.F48:juncao_2_wordpress.F50</svg:desc>
                </draw:g>
              </table:table-cell>
              <table:table-cell office:value-type="float" office:value="0">
                <text:p>0</text:p>
                <draw:g>
                  <svg:desc>juncao_2_wordpress.G48:juncao_2_wordpress.G50</svg:desc>
                </draw:g>
              </table:table-cell>
              <table:table-cell office:value-type="float" office:value="130">
                <text:p>130</text:p>
                <draw:g>
                  <svg:desc>juncao_2_wordpress.H48:juncao_2_wordpress.H50</svg:desc>
                </draw:g>
              </table:table-cell>
              <table:table-cell office:value-type="float" office:value="140.869029170135">
                <text:p>140.869029170135</text:p>
                <draw:g>
                  <svg:desc>juncao_2_wordpress.I48:juncao_2_wordpress.I50</svg:desc>
                </draw:g>
              </table:table-cell>
              <table:table-cell office:value-type="float" office:value="83.4085120004602">
                <text:p>83.4085120004602</text:p>
                <draw:g>
                  <svg:desc>juncao_2_wordpress.J48:juncao_2_wordpress.J50</svg:desc>
                </draw:g>
              </table:table-cell>
              <table:table-cell office:value-type="float" office:value="454.976820008596">
                <text:p>454.976820008596</text:p>
                <draw:g>
                  <svg:desc>juncao_2_wordpress.K48:juncao_2_wordpress.K50</svg:desc>
                </draw:g>
              </table:table-cell>
              <table:table-cell office:value-type="float" office:value="60464">
                <text:p>60464</text:p>
                <draw:g>
                  <svg:desc>juncao_2_wordpress.L48:juncao_2_wordpress.L50</svg:desc>
                </draw:g>
              </table:table-cell>
              <table:table-cell office:value-type="float" office:value="1.04379031015014">
                <text:p>1.04379031015014</text:p>
                <draw:g>
                  <svg:desc>juncao_2_wordpress.M48:juncao_2_wordpress.M50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950">
                <text:p>950</text:p>
              </table:table-cell>
              <table:table-cell office:value-type="float" office:value="1216.69980099528">
                <text:p>1216.69980099528</text:p>
              </table:table-cell>
              <table:table-cell office:value-type="float" office:value="100.516876991605">
                <text:p>100.516876991605</text:p>
              </table:table-cell>
              <table:table-cell office:value-type="float" office:value="8073.55589499639">
                <text:p>8073.55589499639</text:p>
              </table:table-cell>
              <table:table-cell office:value-type="float" office:value="60464">
                <text:p>60464</text:p>
              </table:table-cell>
              <table:table-cell office:value-type="float" office:value="6.44451147601008">
                <text:p>6.44451147601008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834">
                <text:p>834</text:p>
              </table:table-cell>
              <table:table-cell office:value-type="float" office:value="266">
                <text:p>266</text:p>
              </table:table-cell>
              <table:table-cell office:value-type="float" office:value="1500">
                <text:p>1500</text:p>
              </table:table-cell>
              <table:table-cell office:value-type="float" office:value="13104.7369750374">
                <text:p>13104.7369750374</text:p>
              </table:table-cell>
              <table:table-cell office:value-type="float" office:value="2.92986098793335">
                <text:p>2.92986098793335</text:p>
              </table:table-cell>
              <table:table-cell office:value-type="float" office:value="79717.8507959907">
                <text:p>79717.8507959907</text:p>
              </table:table-cell>
              <table:table-cell office:value-type="float" office:value="41270.8908872902">
                <text:p>41270.8908872902</text:p>
              </table:table-cell>
              <table:table-cell office:value-type="float" office:value="8.65273782278343">
                <text:p>8.652737822783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bar" chart:style-name="ch1">
        <chart:title svg:x="11.312cm" svg:y="0.45cm" chart:style-name="ch2">
          <text:p>get pagina principal</text:p>
        </chart:title>
        <chart:legend chart:legend-position="end" svg:x="11.445cm" svg:y="2.46cm" style:legend-expansion="high" chart:style-name="ch3"/>
        <chart:plot-area chart:style-name="ch4" table:cell-range-address="juncao_2_wordpress.E29:juncao_2_wordpress.M31 juncao_2_wordpress.F28:juncao_2_wordpress.M28" chart:data-source-has-labels="both" svg:x="0.319cm" svg:y="1.275cm" svg:width="10.807cm" svg:height="7.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786cm" svg:y="1.344cm" svg:width="9.234cm" svg:height="6.83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juncao_2_wordpress.E29:juncao_2_wordpress.E3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juncao_2_wordpress.F29:juncao_2_wordpress.F31" chart:label-cell-address="juncao_2_wordpress.F28:juncao_2_wordpress.F28" chart:class="chart:bar">
            <chart:data-point chart:repeated="3"/>
          </chart:series>
          <chart:series chart:style-name="ch9" chart:values-cell-range-address="juncao_2_wordpress.G29:juncao_2_wordpress.G31" chart:label-cell-address="juncao_2_wordpress.G28:juncao_2_wordpress.G28" chart:class="chart:bar">
            <chart:data-point chart:repeated="3"/>
          </chart:series>
          <chart:series chart:style-name="ch10" chart:values-cell-range-address="juncao_2_wordpress.H29:juncao_2_wordpress.H31" chart:label-cell-address="juncao_2_wordpress.H28:juncao_2_wordpress.H28" chart:class="chart:bar">
            <chart:data-point chart:repeated="3"/>
          </chart:series>
          <chart:series chart:style-name="ch11" chart:values-cell-range-address="juncao_2_wordpress.I29:juncao_2_wordpress.I31" chart:label-cell-address="juncao_2_wordpress.I28:juncao_2_wordpress.I28" chart:class="chart:bar">
            <chart:data-point chart:repeated="3"/>
          </chart:series>
          <chart:series chart:style-name="ch12" chart:values-cell-range-address="juncao_2_wordpress.J29:juncao_2_wordpress.J31" chart:label-cell-address="juncao_2_wordpress.J28:juncao_2_wordpress.J28" chart:class="chart:bar">
            <chart:data-point chart:repeated="3"/>
          </chart:series>
          <chart:series chart:style-name="ch13" chart:values-cell-range-address="juncao_2_wordpress.K29:juncao_2_wordpress.K31" chart:label-cell-address="juncao_2_wordpress.K28:juncao_2_wordpress.K28" chart:class="chart:bar">
            <chart:data-point chart:repeated="3"/>
          </chart:series>
          <chart:series chart:style-name="ch14" chart:values-cell-range-address="juncao_2_wordpress.L29:juncao_2_wordpress.L31" chart:label-cell-address="juncao_2_wordpress.L28:juncao_2_wordpress.L28" chart:class="chart:bar">
            <chart:data-point chart:repeated="3"/>
          </chart:series>
          <chart:series chart:style-name="ch15" chart:values-cell-range-address="juncao_2_wordpress.M29:juncao_2_wordpress.M31" chart:label-cell-address="juncao_2_wordpress.M28:juncao_2_wordpress.M28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2_wordpress.F28:juncao_2_wordpress.F28</svg:desc>
                </draw:g>
              </table:table-cell>
              <table:table-cell office:value-type="string">
                <text:p>Failure Count</text:p>
                <draw:g>
                  <svg:desc>juncao_2_wordpress.G28:juncao_2_wordpress.G28</svg:desc>
                </draw:g>
              </table:table-cell>
              <table:table-cell office:value-type="string">
                <text:p>Median Response Time</text:p>
                <draw:g>
                  <svg:desc>juncao_2_wordpress.H28:juncao_2_wordpress.H28</svg:desc>
                </draw:g>
              </table:table-cell>
              <table:table-cell office:value-type="string">
                <text:p>Average Response Time</text:p>
                <draw:g>
                  <svg:desc>juncao_2_wordpress.I28:juncao_2_wordpress.I28</svg:desc>
                </draw:g>
              </table:table-cell>
              <table:table-cell office:value-type="string">
                <text:p>Min Response Time</text:p>
                <draw:g>
                  <svg:desc>juncao_2_wordpress.J28:juncao_2_wordpress.J28</svg:desc>
                </draw:g>
              </table:table-cell>
              <table:table-cell office:value-type="string">
                <text:p>Max Response Time</text:p>
                <draw:g>
                  <svg:desc>juncao_2_wordpress.K28:juncao_2_wordpress.K28</svg:desc>
                </draw:g>
              </table:table-cell>
              <table:table-cell office:value-type="string">
                <text:p>Average Content Size</text:p>
                <draw:g>
                  <svg:desc>juncao_2_wordpress.L28:juncao_2_wordpress.L28</svg:desc>
                </draw:g>
              </table:table-cell>
              <table:table-cell office:value-type="string">
                <text:p>Requests/s</text:p>
                <draw:g>
                  <svg:desc>juncao_2_wordpress.M28:juncao_2_wordpress.M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2_wordpress.E29:juncao_2_wordpress.E31</svg:desc>
                </draw:g>
              </table:table-cell>
              <table:table-cell office:value-type="float" office:value="29">
                <text:p>29</text:p>
                <draw:g>
                  <svg:desc>juncao_2_wordpress.F29:juncao_2_wordpress.F31</svg:desc>
                </draw:g>
              </table:table-cell>
              <table:table-cell office:value-type="float" office:value="0">
                <text:p>0</text:p>
                <draw:g>
                  <svg:desc>juncao_2_wordpress.G29:juncao_2_wordpress.G31</svg:desc>
                </draw:g>
              </table:table-cell>
              <table:table-cell office:value-type="float" office:value="170">
                <text:p>170</text:p>
                <draw:g>
                  <svg:desc>juncao_2_wordpress.H29:juncao_2_wordpress.H31</svg:desc>
                </draw:g>
              </table:table-cell>
              <table:table-cell office:value-type="float" office:value="165.580129104361">
                <text:p>165.580129104361</text:p>
                <draw:g>
                  <svg:desc>juncao_2_wordpress.I29:juncao_2_wordpress.I31</svg:desc>
                </draw:g>
              </table:table-cell>
              <table:table-cell office:value-type="float" office:value="134.652484994149">
                <text:p>134.652484994149</text:p>
                <draw:g>
                  <svg:desc>juncao_2_wordpress.J29:juncao_2_wordpress.J31</svg:desc>
                </draw:g>
              </table:table-cell>
              <table:table-cell office:value-type="float" office:value="200.086465003551">
                <text:p>200.086465003551</text:p>
                <draw:g>
                  <svg:desc>juncao_2_wordpress.K29:juncao_2_wordpress.K31</svg:desc>
                </draw:g>
              </table:table-cell>
              <table:table-cell office:value-type="float" office:value="463903">
                <text:p>463903</text:p>
                <draw:g>
                  <svg:desc>juncao_2_wordpress.L29:juncao_2_wordpress.L31</svg:desc>
                </draw:g>
              </table:table-cell>
              <table:table-cell office:value-type="float" office:value="0.30269918994354">
                <text:p>0.30269918994354</text:p>
                <draw:g>
                  <svg:desc>juncao_2_wordpress.M29:juncao_2_wordpress.M31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1500">
                <text:p>1500</text:p>
              </table:table-cell>
              <table:table-cell office:value-type="float" office:value="1481.92927956939">
                <text:p>1481.92927956939</text:p>
              </table:table-cell>
              <table:table-cell office:value-type="float" office:value="168.024711005273">
                <text:p>168.024711005273</text:p>
              </table:table-cell>
              <table:table-cell office:value-type="float" office:value="6600.5461760069">
                <text:p>6600.5461760069</text:p>
              </table:table-cell>
              <table:table-cell office:value-type="float" office:value="463903">
                <text:p>463903</text:p>
              </table:table-cell>
              <table:table-cell office:value-type="float" office:value="2.40662225432251">
                <text:p>2.40662225432251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288">
                <text:p>288</text:p>
              </table:table-cell>
              <table:table-cell office:value-type="float" office:value="87">
                <text:p>87</text:p>
              </table:table-cell>
              <table:table-cell office:value-type="float" office:value="2800">
                <text:p>2800</text:p>
              </table:table-cell>
              <table:table-cell office:value-type="float" office:value="14719.9716621212">
                <text:p>14719.9716621212</text:p>
              </table:table-cell>
              <table:table-cell office:value-type="float" office:value="2.93069500185084">
                <text:p>2.93069500185084</text:p>
              </table:table-cell>
              <table:table-cell office:value-type="float" office:value="84615.8879440045">
                <text:p>84615.8879440045</text:p>
              </table:table-cell>
              <table:table-cell office:value-type="float" office:value="323851.364583333">
                <text:p>323851.364583333</text:p>
              </table:table-cell>
              <table:table-cell office:value-type="float" office:value="2.98799579491802">
                <text:p>2.987995794918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bar" chart:style-name="ch1">
        <chart:title svg:x="12.016cm" svg:y="0.715cm" chart:style-name="ch2">
          <text:p>get text 400kb</text:p>
        </chart:title>
        <chart:legend chart:legend-position="end" svg:x="11.446cm" svg:y="2.46cm" style:legend-expansion="high" chart:style-name="ch3"/>
        <chart:plot-area chart:style-name="ch4" table:cell-range-address="juncao_2_wordpress.E35:juncao_2_wordpress.M37 juncao_2_wordpress.F34:juncao_2_wordpress.M34" chart:data-source-has-labels="both" svg:x="0.319cm" svg:y="1.275cm" svg:width="10.808cm" svg:height="7.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785cm" svg:y="1.344cm" svg:width="9.238cm" svg:height="6.83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juncao_2_wordpress.E35:juncao_2_wordpress.E3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juncao_2_wordpress.F35:juncao_2_wordpress.F37" chart:label-cell-address="juncao_2_wordpress.F34:juncao_2_wordpress.F34" chart:class="chart:bar">
            <chart:data-point chart:repeated="3"/>
          </chart:series>
          <chart:series chart:style-name="ch9" chart:values-cell-range-address="juncao_2_wordpress.G35:juncao_2_wordpress.G37" chart:label-cell-address="juncao_2_wordpress.G34:juncao_2_wordpress.G34" chart:class="chart:bar">
            <chart:data-point chart:repeated="3"/>
          </chart:series>
          <chart:series chart:style-name="ch10" chart:values-cell-range-address="juncao_2_wordpress.H35:juncao_2_wordpress.H37" chart:label-cell-address="juncao_2_wordpress.H34:juncao_2_wordpress.H34" chart:class="chart:bar">
            <chart:data-point chart:repeated="3"/>
          </chart:series>
          <chart:series chart:style-name="ch11" chart:values-cell-range-address="juncao_2_wordpress.I35:juncao_2_wordpress.I37" chart:label-cell-address="juncao_2_wordpress.I34:juncao_2_wordpress.I34" chart:class="chart:bar">
            <chart:data-point chart:repeated="3"/>
          </chart:series>
          <chart:series chart:style-name="ch12" chart:values-cell-range-address="juncao_2_wordpress.J35:juncao_2_wordpress.J37" chart:label-cell-address="juncao_2_wordpress.J34:juncao_2_wordpress.J34" chart:class="chart:bar">
            <chart:data-point chart:repeated="3"/>
          </chart:series>
          <chart:series chart:style-name="ch13" chart:values-cell-range-address="juncao_2_wordpress.K35:juncao_2_wordpress.K37" chart:label-cell-address="juncao_2_wordpress.K34:juncao_2_wordpress.K34" chart:class="chart:bar">
            <chart:data-point chart:repeated="3"/>
          </chart:series>
          <chart:series chart:style-name="ch14" chart:values-cell-range-address="juncao_2_wordpress.L35:juncao_2_wordpress.L37" chart:label-cell-address="juncao_2_wordpress.L34:juncao_2_wordpress.L34" chart:class="chart:bar">
            <chart:data-point chart:repeated="3"/>
          </chart:series>
          <chart:series chart:style-name="ch15" chart:values-cell-range-address="juncao_2_wordpress.M35:juncao_2_wordpress.M37" chart:label-cell-address="juncao_2_wordpress.M34:juncao_2_wordpress.M34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2_wordpress.F34:juncao_2_wordpress.F34</svg:desc>
                </draw:g>
              </table:table-cell>
              <table:table-cell office:value-type="string">
                <text:p>Failure Count</text:p>
                <draw:g>
                  <svg:desc>juncao_2_wordpress.G34:juncao_2_wordpress.G34</svg:desc>
                </draw:g>
              </table:table-cell>
              <table:table-cell office:value-type="string">
                <text:p>Median Response Time</text:p>
                <draw:g>
                  <svg:desc>juncao_2_wordpress.H34:juncao_2_wordpress.H34</svg:desc>
                </draw:g>
              </table:table-cell>
              <table:table-cell office:value-type="string">
                <text:p>Average Response Time</text:p>
                <draw:g>
                  <svg:desc>juncao_2_wordpress.I34:juncao_2_wordpress.I34</svg:desc>
                </draw:g>
              </table:table-cell>
              <table:table-cell office:value-type="string">
                <text:p>Min Response Time</text:p>
                <draw:g>
                  <svg:desc>juncao_2_wordpress.J34:juncao_2_wordpress.J34</svg:desc>
                </draw:g>
              </table:table-cell>
              <table:table-cell office:value-type="string">
                <text:p>Max Response Time</text:p>
                <draw:g>
                  <svg:desc>juncao_2_wordpress.K34:juncao_2_wordpress.K34</svg:desc>
                </draw:g>
              </table:table-cell>
              <table:table-cell office:value-type="string">
                <text:p>Average Content Size</text:p>
                <draw:g>
                  <svg:desc>juncao_2_wordpress.L34:juncao_2_wordpress.L34</svg:desc>
                </draw:g>
              </table:table-cell>
              <table:table-cell office:value-type="string">
                <text:p>Requests/s</text:p>
                <draw:g>
                  <svg:desc>juncao_2_wordpress.M34:juncao_2_wordpress.M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2_wordpress.E35:juncao_2_wordpress.E37</svg:desc>
                </draw:g>
              </table:table-cell>
              <table:table-cell office:value-type="float" office:value="117">
                <text:p>117</text:p>
                <draw:g>
                  <svg:desc>juncao_2_wordpress.F35:juncao_2_wordpress.F37</svg:desc>
                </draw:g>
              </table:table-cell>
              <table:table-cell office:value-type="float" office:value="0">
                <text:p>0</text:p>
                <draw:g>
                  <svg:desc>juncao_2_wordpress.G35:juncao_2_wordpress.G37</svg:desc>
                </draw:g>
              </table:table-cell>
              <table:table-cell office:value-type="float" office:value="150">
                <text:p>150</text:p>
                <draw:g>
                  <svg:desc>juncao_2_wordpress.H35:juncao_2_wordpress.H37</svg:desc>
                </draw:g>
              </table:table-cell>
              <table:table-cell office:value-type="float" office:value="167.884617051384">
                <text:p>167.884617051384</text:p>
                <draw:g>
                  <svg:desc>juncao_2_wordpress.I35:juncao_2_wordpress.I37</svg:desc>
                </draw:g>
              </table:table-cell>
              <table:table-cell office:value-type="float" office:value="114.583553004195">
                <text:p>114.583553004195</text:p>
                <draw:g>
                  <svg:desc>juncao_2_wordpress.J35:juncao_2_wordpress.J37</svg:desc>
                </draw:g>
              </table:table-cell>
              <table:table-cell office:value-type="float" office:value="474.677629012149">
                <text:p>474.677629012149</text:p>
                <draw:g>
                  <svg:desc>juncao_2_wordpress.K35:juncao_2_wordpress.K37</svg:desc>
                </draw:g>
              </table:table-cell>
              <table:table-cell office:value-type="float" office:value="470281">
                <text:p>470281</text:p>
                <draw:g>
                  <svg:desc>juncao_2_wordpress.L35:juncao_2_wordpress.L37</svg:desc>
                </draw:g>
              </table:table-cell>
              <table:table-cell office:value-type="float" office:value="1.22123466287566">
                <text:p>1.22123466287566</text:p>
                <draw:g>
                  <svg:desc>juncao_2_wordpress.M35:juncao_2_wordpress.M37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941">
                <text:p>941</text:p>
              </table:table-cell>
              <table:table-cell office:value-type="float" office:value="0">
                <text:p>0</text:p>
              </table:table-cell>
              <table:table-cell office:value-type="float" office:value="1200">
                <text:p>1200</text:p>
              </table:table-cell>
              <table:table-cell office:value-type="float" office:value="1488.43738975953">
                <text:p>1488.43738975953</text:p>
              </table:table-cell>
              <table:table-cell office:value-type="float" office:value="121.895983000286">
                <text:p>121.895983000286</text:p>
              </table:table-cell>
              <table:table-cell office:value-type="float" office:value="8307.46760900365">
                <text:p>8307.46760900365</text:p>
              </table:table-cell>
              <table:table-cell office:value-type="float" office:value="470281">
                <text:p>470281</text:p>
              </table:table-cell>
              <table:table-cell office:value-type="float" office:value="9.47544577957106">
                <text:p>9.47544577957106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999">
                <text:p>999</text:p>
              </table:table-cell>
              <table:table-cell office:value-type="float" office:value="312">
                <text:p>312</text:p>
              </table:table-cell>
              <table:table-cell office:value-type="float" office:value="2800">
                <text:p>2800</text:p>
              </table:table-cell>
              <table:table-cell office:value-type="float" office:value="13806.2109376917">
                <text:p>13806.2109376917</text:p>
              </table:table-cell>
              <table:table-cell office:value-type="float" office:value="2.58939299965277">
                <text:p>2.58939299965277</text:p>
              </table:table-cell>
              <table:table-cell office:value-type="float" office:value="88017.0479110093">
                <text:p>88017.0479110093</text:p>
              </table:table-cell>
              <table:table-cell office:value-type="float" office:value="323534.554554555">
                <text:p>323534.554554555</text:p>
              </table:table-cell>
              <table:table-cell office:value-type="float" office:value="10.3646104136219">
                <text:p>10.36461041362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bar" chart:style-name="ch1">
        <chart:title svg:x="11.831cm" svg:y="0.663cm" chart:style-name="ch2">
          <text:p>get image 1mb</text:p>
        </chart:title>
        <chart:legend chart:legend-position="end" svg:x="11.445cm" svg:y="2.46cm" style:legend-expansion="high" chart:style-name="ch3"/>
        <chart:plot-area chart:style-name="ch4" table:cell-range-address="juncao_2_wordpress.E41:juncao_2_wordpress.M43 juncao_2_wordpress.F40:juncao_2_wordpress.M40" chart:data-source-has-labels="both" svg:x="0.319cm" svg:y="1.275cm" svg:width="10.807cm" svg:height="7.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606cm" svg:y="1.341cm" svg:width="9.41cm" svg:height="6.83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juncao_2_wordpress.E41:juncao_2_wordpress.E4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juncao_2_wordpress.F41:juncao_2_wordpress.F43" chart:label-cell-address="juncao_2_wordpress.F40:juncao_2_wordpress.F40" chart:class="chart:bar">
            <chart:data-point chart:repeated="3"/>
          </chart:series>
          <chart:series chart:style-name="ch9" chart:values-cell-range-address="juncao_2_wordpress.G41:juncao_2_wordpress.G43" chart:label-cell-address="juncao_2_wordpress.G40:juncao_2_wordpress.G40" chart:class="chart:bar">
            <chart:data-point chart:repeated="3"/>
          </chart:series>
          <chart:series chart:style-name="ch10" chart:values-cell-range-address="juncao_2_wordpress.H41:juncao_2_wordpress.H43" chart:label-cell-address="juncao_2_wordpress.H40:juncao_2_wordpress.H40" chart:class="chart:bar">
            <chart:data-point chart:repeated="3"/>
          </chart:series>
          <chart:series chart:style-name="ch11" chart:values-cell-range-address="juncao_2_wordpress.I41:juncao_2_wordpress.I43" chart:label-cell-address="juncao_2_wordpress.I40:juncao_2_wordpress.I40" chart:class="chart:bar">
            <chart:data-point chart:repeated="3"/>
          </chart:series>
          <chart:series chart:style-name="ch12" chart:values-cell-range-address="juncao_2_wordpress.J41:juncao_2_wordpress.J43" chart:label-cell-address="juncao_2_wordpress.J40:juncao_2_wordpress.J40" chart:class="chart:bar">
            <chart:data-point chart:repeated="3"/>
          </chart:series>
          <chart:series chart:style-name="ch13" chart:values-cell-range-address="juncao_2_wordpress.K41:juncao_2_wordpress.K43" chart:label-cell-address="juncao_2_wordpress.K40:juncao_2_wordpress.K40" chart:class="chart:bar">
            <chart:data-point chart:repeated="3"/>
          </chart:series>
          <chart:series chart:style-name="ch14" chart:values-cell-range-address="juncao_2_wordpress.L41:juncao_2_wordpress.L43" chart:label-cell-address="juncao_2_wordpress.L40:juncao_2_wordpress.L40" chart:class="chart:bar">
            <chart:data-point chart:repeated="3"/>
          </chart:series>
          <chart:series chart:style-name="ch15" chart:values-cell-range-address="juncao_2_wordpress.M41:juncao_2_wordpress.M43" chart:label-cell-address="juncao_2_wordpress.M40:juncao_2_wordpress.M40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2_wordpress.F40:juncao_2_wordpress.F40</svg:desc>
                </draw:g>
              </table:table-cell>
              <table:table-cell office:value-type="string">
                <text:p>Failure Count</text:p>
                <draw:g>
                  <svg:desc>juncao_2_wordpress.G40:juncao_2_wordpress.G40</svg:desc>
                </draw:g>
              </table:table-cell>
              <table:table-cell office:value-type="string">
                <text:p>Median Response Time</text:p>
                <draw:g>
                  <svg:desc>juncao_2_wordpress.H40:juncao_2_wordpress.H40</svg:desc>
                </draw:g>
              </table:table-cell>
              <table:table-cell office:value-type="string">
                <text:p>Average Response Time</text:p>
                <draw:g>
                  <svg:desc>juncao_2_wordpress.I40:juncao_2_wordpress.I40</svg:desc>
                </draw:g>
              </table:table-cell>
              <table:table-cell office:value-type="string">
                <text:p>Min Response Time</text:p>
                <draw:g>
                  <svg:desc>juncao_2_wordpress.J40:juncao_2_wordpress.J40</svg:desc>
                </draw:g>
              </table:table-cell>
              <table:table-cell office:value-type="string">
                <text:p>Max Response Time</text:p>
                <draw:g>
                  <svg:desc>juncao_2_wordpress.K40:juncao_2_wordpress.K40</svg:desc>
                </draw:g>
              </table:table-cell>
              <table:table-cell office:value-type="string">
                <text:p>Average Content Size</text:p>
                <draw:g>
                  <svg:desc>juncao_2_wordpress.L40:juncao_2_wordpress.L40</svg:desc>
                </draw:g>
              </table:table-cell>
              <table:table-cell office:value-type="string">
                <text:p>Requests/s</text:p>
                <draw:g>
                  <svg:desc>juncao_2_wordpress.M40:juncao_2_wordpress.M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2_wordpress.E41:juncao_2_wordpress.E43</svg:desc>
                </draw:g>
              </table:table-cell>
              <table:table-cell office:value-type="float" office:value="68">
                <text:p>68</text:p>
                <draw:g>
                  <svg:desc>juncao_2_wordpress.F41:juncao_2_wordpress.F43</svg:desc>
                </draw:g>
              </table:table-cell>
              <table:table-cell office:value-type="float" office:value="0">
                <text:p>0</text:p>
                <draw:g>
                  <svg:desc>juncao_2_wordpress.G41:juncao_2_wordpress.G43</svg:desc>
                </draw:g>
              </table:table-cell>
              <table:table-cell office:value-type="float" office:value="130">
                <text:p>130</text:p>
                <draw:g>
                  <svg:desc>juncao_2_wordpress.H41:juncao_2_wordpress.H43</svg:desc>
                </draw:g>
              </table:table-cell>
              <table:table-cell office:value-type="float" office:value="134.786396249932">
                <text:p>134.786396249932</text:p>
                <draw:g>
                  <svg:desc>juncao_2_wordpress.I41:juncao_2_wordpress.I43</svg:desc>
                </draw:g>
              </table:table-cell>
              <table:table-cell office:value-type="float" office:value="87.6685190014541">
                <text:p>87.6685190014541</text:p>
                <draw:g>
                  <svg:desc>juncao_2_wordpress.J41:juncao_2_wordpress.J43</svg:desc>
                </draw:g>
              </table:table-cell>
              <table:table-cell office:value-type="float" office:value="438.486155995633">
                <text:p>438.486155995633</text:p>
                <draw:g>
                  <svg:desc>juncao_2_wordpress.K41:juncao_2_wordpress.K43</svg:desc>
                </draw:g>
              </table:table-cell>
              <table:table-cell office:value-type="float" office:value="60533">
                <text:p>60533</text:p>
                <draw:g>
                  <svg:desc>juncao_2_wordpress.L41:juncao_2_wordpress.L43</svg:desc>
                </draw:g>
              </table:table-cell>
              <table:table-cell office:value-type="float" office:value="0.709777410902094">
                <text:p>0.709777410902094</text:p>
                <draw:g>
                  <svg:desc>juncao_2_wordpress.M41:juncao_2_wordpress.M43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483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890">
                <text:p>890</text:p>
              </table:table-cell>
              <table:table-cell office:value-type="float" office:value="1181.33338983035">
                <text:p>1181.33338983035</text:p>
              </table:table-cell>
              <table:table-cell office:value-type="float" office:value="104.894410003908">
                <text:p>104.894410003908</text:p>
              </table:table-cell>
              <table:table-cell office:value-type="float" office:value="8101.3115770038">
                <text:p>8101.3115770038</text:p>
              </table:table-cell>
              <table:table-cell office:value-type="float" office:value="60533">
                <text:p>60533</text:p>
              </table:table-cell>
              <table:table-cell office:value-type="float" office:value="4.86359225455135">
                <text:p>4.86359225455135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526">
                <text:p>526</text:p>
              </table:table-cell>
              <table:table-cell office:value-type="float" office:value="155">
                <text:p>155</text:p>
              </table:table-cell>
              <table:table-cell office:value-type="float" office:value="1500">
                <text:p>1500</text:p>
              </table:table-cell>
              <table:table-cell office:value-type="float" office:value="12537.4559451583">
                <text:p>12537.4559451583</text:p>
              </table:table-cell>
              <table:table-cell office:value-type="float" office:value="2.98209700849839">
                <text:p>2.98209700849839</text:p>
              </table:table-cell>
              <table:table-cell office:value-type="float" office:value="84966.7031090066">
                <text:p>84966.7031090066</text:p>
              </table:table-cell>
              <table:table-cell office:value-type="float" office:value="42785.4125475285">
                <text:p>42785.4125475285</text:p>
              </table:table-cell>
              <table:table-cell office:value-type="float" office:value="5.45724231988499">
                <text:p>5.457242319884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bar" chart:style-name="ch1">
        <chart:title svg:x="11.604cm" svg:y="0.557cm" chart:style-name="ch2">
          <text:p>get image 300kb</text:p>
        </chart:title>
        <chart:legend chart:legend-position="end" svg:x="11.445cm" svg:y="2.461cm" style:legend-expansion="high" chart:style-name="ch3"/>
        <chart:plot-area chart:style-name="ch4" table:cell-range-address="juncao_2_wordpress.E48:juncao_2_wordpress.M50 juncao_2_wordpress.F47:juncao_2_wordpress.M47" chart:data-source-has-labels="both" svg:x="0.319cm" svg:y="1.275cm" svg:width="10.807cm" svg:height="7.5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603cm" svg:y="1.341cm" svg:width="9.416cm" svg:height="6.83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juncao_2_wordpress.E48:juncao_2_wordpress.E50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juncao_2_wordpress.F48:juncao_2_wordpress.F50" chart:label-cell-address="juncao_2_wordpress.F47:juncao_2_wordpress.F47" chart:class="chart:bar">
            <chart:data-point chart:repeated="3"/>
          </chart:series>
          <chart:series chart:style-name="ch9" chart:values-cell-range-address="juncao_2_wordpress.G48:juncao_2_wordpress.G50" chart:label-cell-address="juncao_2_wordpress.G47:juncao_2_wordpress.G47" chart:class="chart:bar">
            <chart:data-point chart:repeated="3"/>
          </chart:series>
          <chart:series chart:style-name="ch10" chart:values-cell-range-address="juncao_2_wordpress.H48:juncao_2_wordpress.H50" chart:label-cell-address="juncao_2_wordpress.H47:juncao_2_wordpress.H47" chart:class="chart:bar">
            <chart:data-point chart:repeated="3"/>
          </chart:series>
          <chart:series chart:style-name="ch11" chart:values-cell-range-address="juncao_2_wordpress.I48:juncao_2_wordpress.I50" chart:label-cell-address="juncao_2_wordpress.I47:juncao_2_wordpress.I47" chart:class="chart:bar">
            <chart:data-point chart:repeated="3"/>
          </chart:series>
          <chart:series chart:style-name="ch12" chart:values-cell-range-address="juncao_2_wordpress.J48:juncao_2_wordpress.J50" chart:label-cell-address="juncao_2_wordpress.J47:juncao_2_wordpress.J47" chart:class="chart:bar">
            <chart:data-point chart:repeated="3"/>
          </chart:series>
          <chart:series chart:style-name="ch13" chart:values-cell-range-address="juncao_2_wordpress.K48:juncao_2_wordpress.K50" chart:label-cell-address="juncao_2_wordpress.K47:juncao_2_wordpress.K47" chart:class="chart:bar">
            <chart:data-point chart:repeated="3"/>
          </chart:series>
          <chart:series chart:style-name="ch14" chart:values-cell-range-address="juncao_2_wordpress.L48:juncao_2_wordpress.L50" chart:label-cell-address="juncao_2_wordpress.L47:juncao_2_wordpress.L47" chart:class="chart:bar">
            <chart:data-point chart:repeated="3"/>
          </chart:series>
          <chart:series chart:style-name="ch15" chart:values-cell-range-address="juncao_2_wordpress.M48:juncao_2_wordpress.M50" chart:label-cell-address="juncao_2_wordpress.M47:juncao_2_wordpress.M47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2_wordpress.F47:juncao_2_wordpress.F47</svg:desc>
                </draw:g>
              </table:table-cell>
              <table:table-cell office:value-type="string">
                <text:p>Failure Count</text:p>
                <draw:g>
                  <svg:desc>juncao_2_wordpress.G47:juncao_2_wordpress.G47</svg:desc>
                </draw:g>
              </table:table-cell>
              <table:table-cell office:value-type="string">
                <text:p>Median Response Time</text:p>
                <draw:g>
                  <svg:desc>juncao_2_wordpress.H47:juncao_2_wordpress.H47</svg:desc>
                </draw:g>
              </table:table-cell>
              <table:table-cell office:value-type="string">
                <text:p>Average Response Time</text:p>
                <draw:g>
                  <svg:desc>juncao_2_wordpress.I47:juncao_2_wordpress.I47</svg:desc>
                </draw:g>
              </table:table-cell>
              <table:table-cell office:value-type="string">
                <text:p>Min Response Time</text:p>
                <draw:g>
                  <svg:desc>juncao_2_wordpress.J47:juncao_2_wordpress.J47</svg:desc>
                </draw:g>
              </table:table-cell>
              <table:table-cell office:value-type="string">
                <text:p>Max Response Time</text:p>
                <draw:g>
                  <svg:desc>juncao_2_wordpress.K47:juncao_2_wordpress.K47</svg:desc>
                </draw:g>
              </table:table-cell>
              <table:table-cell office:value-type="string">
                <text:p>Average Content Size</text:p>
                <draw:g>
                  <svg:desc>juncao_2_wordpress.L47:juncao_2_wordpress.L47</svg:desc>
                </draw:g>
              </table:table-cell>
              <table:table-cell office:value-type="string">
                <text:p>Requests/s</text:p>
                <draw:g>
                  <svg:desc>juncao_2_wordpress.M47:juncao_2_wordpress.M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2_wordpress.E48:juncao_2_wordpress.E50</svg:desc>
                </draw:g>
              </table:table-cell>
              <table:table-cell office:value-type="float" office:value="100">
                <text:p>100</text:p>
                <draw:g>
                  <svg:desc>juncao_2_wordpress.F48:juncao_2_wordpress.F50</svg:desc>
                </draw:g>
              </table:table-cell>
              <table:table-cell office:value-type="float" office:value="0">
                <text:p>0</text:p>
                <draw:g>
                  <svg:desc>juncao_2_wordpress.G48:juncao_2_wordpress.G50</svg:desc>
                </draw:g>
              </table:table-cell>
              <table:table-cell office:value-type="float" office:value="130">
                <text:p>130</text:p>
                <draw:g>
                  <svg:desc>juncao_2_wordpress.H48:juncao_2_wordpress.H50</svg:desc>
                </draw:g>
              </table:table-cell>
              <table:table-cell office:value-type="float" office:value="140.869029170135">
                <text:p>140.869029170135</text:p>
                <draw:g>
                  <svg:desc>juncao_2_wordpress.I48:juncao_2_wordpress.I50</svg:desc>
                </draw:g>
              </table:table-cell>
              <table:table-cell office:value-type="float" office:value="83.4085120004602">
                <text:p>83.4085120004602</text:p>
                <draw:g>
                  <svg:desc>juncao_2_wordpress.J48:juncao_2_wordpress.J50</svg:desc>
                </draw:g>
              </table:table-cell>
              <table:table-cell office:value-type="float" office:value="454.976820008596">
                <text:p>454.976820008596</text:p>
                <draw:g>
                  <svg:desc>juncao_2_wordpress.K48:juncao_2_wordpress.K50</svg:desc>
                </draw:g>
              </table:table-cell>
              <table:table-cell office:value-type="float" office:value="60464">
                <text:p>60464</text:p>
                <draw:g>
                  <svg:desc>juncao_2_wordpress.L48:juncao_2_wordpress.L50</svg:desc>
                </draw:g>
              </table:table-cell>
              <table:table-cell office:value-type="float" office:value="1.04379031015014">
                <text:p>1.04379031015014</text:p>
                <draw:g>
                  <svg:desc>juncao_2_wordpress.M48:juncao_2_wordpress.M50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950">
                <text:p>950</text:p>
              </table:table-cell>
              <table:table-cell office:value-type="float" office:value="1216.69980099528">
                <text:p>1216.69980099528</text:p>
              </table:table-cell>
              <table:table-cell office:value-type="float" office:value="100.516876991605">
                <text:p>100.516876991605</text:p>
              </table:table-cell>
              <table:table-cell office:value-type="float" office:value="8073.55589499639">
                <text:p>8073.55589499639</text:p>
              </table:table-cell>
              <table:table-cell office:value-type="float" office:value="60464">
                <text:p>60464</text:p>
              </table:table-cell>
              <table:table-cell office:value-type="float" office:value="6.44451147601008">
                <text:p>6.44451147601008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834">
                <text:p>834</text:p>
              </table:table-cell>
              <table:table-cell office:value-type="float" office:value="266">
                <text:p>266</text:p>
              </table:table-cell>
              <table:table-cell office:value-type="float" office:value="1500">
                <text:p>1500</text:p>
              </table:table-cell>
              <table:table-cell office:value-type="float" office:value="13104.7369750374">
                <text:p>13104.7369750374</text:p>
              </table:table-cell>
              <table:table-cell office:value-type="float" office:value="2.92986098793335">
                <text:p>2.92986098793335</text:p>
              </table:table-cell>
              <table:table-cell office:value-type="float" office:value="79717.8507959907">
                <text:p>79717.8507959907</text:p>
              </table:table-cell>
              <table:table-cell office:value-type="float" office:value="41270.8908872902">
                <text:p>41270.8908872902</text:p>
              </table:table-cell>
              <table:table-cell office:value-type="float" office:value="8.65273782278343">
                <text:p>8.6527378227834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